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Тіло_20_тексту">
      <style:paragraph-properties fo:line-height="100%"/>
      <style:text-properties style:font-name="Times New Roman" fo:font-size="14pt" style:font-size-asian="14pt" style:font-size-complex="14pt"/>
    </style:style>
    <style:style style:name="P2" style:family="paragraph" style:parent-style-name="Тіло_20_тексту" style:master-page-name="">
      <style:paragraph-properties fo:margin-left="0in" fo:margin-right="0in" fo:line-height="100%" fo:text-align="justify" style:justify-single-word="false" fo:orphans="2" fo:widows="2" fo:text-indent="0in" style:auto-text-indent="false" style:page-number="auto" style:writing-mode="lr-tb"/>
      <style:text-properties style:font-name="Times New Roman" fo:font-size="14pt" officeooo:paragraph-rsid="001711fc" style:font-size-asian="14pt" style:font-size-complex="14pt"/>
    </style:style>
    <style:style style:name="P3" style:family="paragraph" style:parent-style-name="Тіло_20_тексту" style:master-page-name="">
      <style:paragraph-properties fo:margin-left="0in" fo:margin-right="0in" fo:line-height="100%" fo:text-align="justify" style:justify-single-word="false" fo:orphans="2" fo:widows="2" fo:text-indent="0in" style:auto-text-indent="false" style:page-number="auto" style:writing-mode="lr-tb"/>
      <style:text-properties style:font-name="Times New Roman" fo:font-size="14pt" officeooo:paragraph-rsid="0027e710" style:font-size-asian="14pt" style:font-size-complex="14pt"/>
    </style:style>
    <style:style style:name="P4" style:family="paragraph" style:parent-style-name="Тіло_20_тексту" style:master-page-name="">
      <style:paragraph-properties fo:margin-left="0in" fo:margin-right="0in" fo:line-height="100%" fo:text-align="justify" style:justify-single-word="false" fo:orphans="2" fo:widows="2" fo:text-indent="0in" style:auto-text-indent="false" style:page-number="auto" style:writing-mode="lr-tb"/>
      <style:text-properties style:font-name="Times New Roman" fo:font-size="14pt" officeooo:paragraph-rsid="00181e59" style:font-size-asian="14pt" style:font-size-complex="14pt"/>
    </style:style>
    <style:style style:name="P5" style:family="paragraph" style:parent-style-name="Text_20_body" style:master-page-name="">
      <style:paragraph-properties fo:margin-left="0in" fo:margin-right="0in" fo:line-height="100%" fo:text-align="justify" style:justify-single-word="false" fo:orphans="2" fo:widows="2" fo:text-indent="0in" style:auto-text-indent="false" style:page-number="auto" style:writing-mode="lr-tb"/>
      <style:text-properties style:font-name="Times New Roman" fo:font-size="14pt" style:font-size-asian="14pt" style:font-size-complex="14pt"/>
    </style:style>
    <style:style style:name="P6" style:family="paragraph" style:parent-style-name="Standard" style:master-page-name="">
      <style:paragraph-properties fo:margin-left="0in" fo:margin-right="0in" fo:line-height="100%" fo:orphans="2" fo:widows="2" fo:text-indent="0in" style:auto-text-indent="false" style:page-number="auto" style:writing-mode="lr-tb"/>
      <style:text-properties style:font-name="Times New Roman" fo:font-size="14pt" style:font-size-asian="14pt" style:font-size-complex="14pt"/>
    </style:style>
    <style:style style:name="P7" style:family="paragraph" style:parent-style-name="Text_20_body">
      <style:paragraph-properties fo:margin-left="0in" fo:margin-right="0in" fo:line-height="100%" fo:text-indent="0in" style:auto-text-indent="false"/>
      <style:text-properties style:font-name="Times New Roman" fo:font-size="14pt" officeooo:paragraph-rsid="0029ca3e" style:font-size-asian="14pt" style:font-size-complex="14pt"/>
    </style:style>
    <style:style style:name="P8" style:family="paragraph" style:parent-style-name="Text_20_body">
      <style:paragraph-properties fo:margin-left="0in" fo:margin-right="0in" fo:line-height="100%" fo:text-indent="0in" style:auto-text-indent="false"/>
      <style:text-properties style:font-name="Times New Roman" fo:font-size="14pt" officeooo:paragraph-rsid="0022ac80" style:font-size-asian="14pt" style:font-size-complex="14pt"/>
    </style:style>
    <style:style style:name="P9" style:family="paragraph" style:parent-style-name="Standard">
      <style:paragraph-properties fo:margin-left="0in" fo:margin-right="0in" fo:line-height="100%" fo:text-indent="0in" style:auto-text-indent="false"/>
      <style:text-properties style:font-name="Times New Roman" fo:font-size="14pt" fo:language="uk" fo:country="UA" officeooo:paragraph-rsid="0015f460" style:font-size-asian="14pt" style:font-name-complex="Times New Roman" style:font-size-complex="14pt"/>
    </style:style>
    <style:style style:name="P10" style:family="paragraph" style:parent-style-name="Text_20_body">
      <style:paragraph-properties fo:line-height="100%"/>
      <style:text-properties style:font-name="Times New Roman" fo:font-size="14pt" style:font-size-asian="14pt" style:font-size-complex="14pt"/>
    </style:style>
    <style:style style:name="P11" style:family="paragraph" style:parent-style-name="Text_20_body">
      <style:paragraph-properties fo:line-height="100%"/>
      <style:text-properties style:font-name="Times New Roman" fo:font-size="14pt" officeooo:paragraph-rsid="0024ce51" style:font-size-asian="14pt" style:font-size-complex="14pt"/>
    </style:style>
    <style:style style:name="P12" style:family="paragraph" style:parent-style-name="Text_20_body">
      <style:paragraph-properties fo:margin-left="0in" fo:margin-right="0in" fo:line-height="100%" fo:text-indent="0.3543in" style:auto-text-indent="false"/>
      <style:text-properties style:font-name="Times New Roman" fo:font-size="14pt" style:font-size-asian="14pt" style:font-size-complex="14pt"/>
    </style:style>
    <style:style style:name="P13" style:family="paragraph" style:parent-style-name="Text_20_body">
      <style:paragraph-properties fo:margin-left="0in" fo:margin-right="0in" fo:line-height="100%" fo:text-indent="0.5in" style:auto-text-indent="false"/>
      <style:text-properties style:font-name="Times New Roman" fo:font-size="14pt" style:font-size-asian="14pt" style:font-size-complex="14pt"/>
    </style:style>
    <style:style style:name="P14" style:family="paragraph" style:parent-style-name="Text_20_body">
      <style:paragraph-properties fo:margin-left="0in" fo:margin-right="0in" fo:line-height="100%" fo:text-indent="0.5in" style:auto-text-indent="false"/>
      <style:text-properties style:font-name="Times New Roman" fo:font-size="14pt" officeooo:paragraph-rsid="0022ac80" style:font-size-asian="14pt" style:font-size-complex="14pt"/>
    </style:style>
    <style:style style:name="P15" style:family="paragraph" style:parent-style-name="Text_20_body">
      <style:paragraph-properties fo:margin-left="0in" fo:margin-right="0in" fo:line-height="100%" fo:text-indent="0.5in" style:auto-text-indent="false"/>
      <style:text-properties style:font-name="Times New Roman" fo:font-size="14pt" officeooo:paragraph-rsid="0023567a" style:font-size-asian="14pt" style:font-size-complex="14pt"/>
    </style:style>
    <style:style style:name="P16" style:family="paragraph" style:parent-style-name="Text_20_body">
      <style:paragraph-properties fo:margin-left="0in" fo:margin-right="0in" fo:line-height="100%" fo:text-indent="0.5in" style:auto-text-indent="false"/>
      <style:text-properties officeooo:paragraph-rsid="0023567a"/>
    </style:style>
    <style:style style:name="P17"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style:font-name="Times New Roman" fo:font-size="14pt" style:font-size-asian="14pt" style:font-size-complex="14pt"/>
    </style:style>
    <style:style style:name="P18"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style:font-name="Times New Roman" fo:font-size="14pt" officeooo:paragraph-rsid="002ad2a1" style:font-size-asian="14pt" style:font-size-complex="14pt"/>
    </style:style>
    <style:style style:name="P19"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style:font-name="Times New Roman" fo:font-size="14pt" officeooo:paragraph-rsid="002074c3" style:font-size-asian="14pt" style:font-size-complex="14pt"/>
    </style:style>
    <style:style style:name="P20"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style:font-name="Times New Roman" fo:font-size="14pt" officeooo:paragraph-rsid="002239ee" style:font-size-asian="14pt" style:font-size-complex="14pt"/>
    </style:style>
    <style:style style:name="P21"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style:font-name="Times New Roman" fo:font-size="14pt" officeooo:paragraph-rsid="0022ac80" style:font-size-asian="14pt" style:font-size-complex="14pt"/>
    </style:style>
    <style:style style:name="P22"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officeooo:paragraph-rsid="002da3ab"/>
    </style:style>
    <style:style style:name="P23"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ab-stops>
          <style:tab-stop style:position="0.5in"/>
        </style:tab-stops>
      </style:paragraph-properties>
      <style:text-properties fo:color="#000000" style:font-name="Times New Roman" fo:font-size="14pt" officeooo:paragraph-rsid="002239ee" style:letter-kerning="true" style:font-size-asian="14pt" style:font-size-complex="14pt"/>
    </style:style>
    <style:style style:name="P24"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fo:color="#000000" style:font-name="Times New Roman" fo:font-size="14pt" officeooo:paragraph-rsid="0022ac80" style:font-size-asian="14pt" style:font-size-complex="14pt"/>
    </style:style>
    <style:style style:name="P25" style:family="paragraph" style:parent-style-name="Standard" style:master-page-name="">
      <style:paragraph-properties fo:margin-left="0in" fo:margin-right="0in" fo:line-height="100%" fo:text-align="justify" style:justify-single-word="false" fo:orphans="0" fo:widows="0" fo:text-indent="0.5in" style:auto-text-indent="false" style:page-number="auto" style:writing-mode="lr-tb"/>
      <style:text-properties fo:color="#000000" style:font-name="Times New Roman" fo:font-size="14pt" officeooo:paragraph-rsid="002239ee" style:font-size-asian="14pt" style:font-size-complex="14pt"/>
    </style:style>
    <style:style style:name="P26" style:family="paragraph" style:parent-style-name="Standard" style:master-page-name="">
      <style:paragraph-properties fo:margin-left="0in" fo:margin-right="0in" fo:line-height="100%" fo:text-align="justify" style:justify-single-word="false" fo:orphans="0" fo:widows="0" fo:text-indent="0.5in" style:auto-text-indent="false" style:page-number="auto" style:writing-mode="lr-tb"/>
      <style:text-properties fo:color="#000000" style:font-name="Times New Roman" fo:font-size="14pt" officeooo:rsid="002c0de0" officeooo:paragraph-rsid="0022ac80" style:font-size-asian="14pt" style:font-size-complex="14pt"/>
    </style:style>
    <style:style style:name="P27" style:family="paragraph" style:parent-style-name="Standard" style:master-page-name="">
      <style:paragraph-properties fo:margin-left="0in" fo:margin-right="0in" fo:line-height="100%" fo:text-align="justify" style:justify-single-word="false" fo:orphans="0" fo:widows="0" fo:text-indent="0.5in" style:auto-text-indent="false" style:page-number="auto" style:writing-mode="lr-tb"/>
      <style:text-properties fo:color="#000000" style:font-name="Times New Roman" fo:font-size="14pt" fo:language="uk" fo:country="UA" officeooo:paragraph-rsid="0022ac80" style:font-size-asian="14pt" style:font-size-complex="14pt"/>
    </style:style>
    <style:style style:name="P28" style:family="paragraph" style:parent-style-name="Standard" style:master-page-name="">
      <style:paragraph-properties fo:margin-left="0in" fo:margin-right="0in" fo:line-height="100%" fo:text-align="justify" style:justify-single-word="false" fo:orphans="0" fo:widows="0" fo:text-indent="0.5in" style:auto-text-indent="false" style:page-number="auto" style:writing-mode="lr-tb"/>
      <style:text-properties fo:color="#000000" style:font-name="Times New Roman" fo:font-size="14pt" fo:language="uk" fo:country="UA" fo:font-weight="normal" officeooo:paragraph-rsid="0023567a" style:font-size-asian="14pt" style:font-weight-asian="normal" style:font-size-complex="14pt" style:font-weight-complex="normal"/>
    </style:style>
    <style:style style:name="P29" style:family="paragraph" style:parent-style-name="Text_20_body">
      <style:paragraph-properties fo:margin-left="0in" fo:margin-right="0in" fo:line-height="100%" fo:text-align="justify" style:justify-single-word="false" fo:orphans="2" fo:widows="2" fo:text-indent="0.5in" style:auto-text-indent="false" style:writing-mode="lr-tb"/>
      <style:text-properties style:font-name="Times New Roman" fo:font-size="14pt" officeooo:paragraph-rsid="002ad2a1" style:font-size-asian="14pt" style:font-size-complex="14pt"/>
    </style:style>
    <style:style style:name="P30" style:family="paragraph" style:parent-style-name="Standard">
      <style:paragraph-properties fo:margin-left="0in" fo:margin-right="0in" fo:line-height="100%" fo:text-indent="0.5in" style:auto-text-indent="false"/>
      <style:text-properties style:font-name="Times New Roman" fo:font-size="14pt" officeooo:rsid="0024ce51" officeooo:paragraph-rsid="0024ce51" style:font-size-asian="14pt" style:font-size-complex="14pt"/>
    </style:style>
    <style:style style:name="P31" style:family="paragraph" style:parent-style-name="Text_20_body_20_indent" style:master-page-name="">
      <style:paragraph-properties fo:margin-left="0in" fo:margin-right="0in" fo:margin-top="0in" fo:margin-bottom="0in" style:contextual-spacing="false" fo:line-height="100%" fo:text-align="justify" style:justify-single-word="false" fo:orphans="0" fo:widows="0" fo:text-indent="0.5in" style:auto-text-indent="false" style:page-number="auto" style:writing-mode="lr-tb"/>
      <style:text-properties officeooo:paragraph-rsid="0023567a"/>
    </style:style>
    <style:style style:name="P32" style:family="paragraph" style:parent-style-name="Text_20_body">
      <style:paragraph-properties fo:margin-left="0.3543in" fo:margin-right="0in" fo:line-height="100%" fo:text-align="center" style:justify-single-word="false" fo:text-indent="0in" style:auto-text-indent="false"/>
      <style:text-properties style:font-name="Times New Roman" fo:font-size="14pt" fo:font-style="italic" style:font-size-asian="14pt" style:font-style-asian="italic" style:font-size-complex="14pt"/>
    </style:style>
    <style:style style:name="P33" style:family="paragraph" style:parent-style-name="Text_20_body">
      <style:paragraph-properties fo:margin-left="0.3543in" fo:margin-right="0in" fo:line-height="100%" fo:text-indent="0in" style:auto-text-indent="false"/>
      <style:text-properties style:font-name="Times New Roman" fo:font-size="14pt" style:font-size-asian="14pt" style:font-size-complex="14pt"/>
    </style:style>
    <style:style style:name="P34" style:family="paragraph" style:parent-style-name="Standard">
      <style:paragraph-properties fo:line-height="100%"/>
      <style:text-properties style:font-name="Times New Roman" fo:font-size="14pt" style:font-size-asian="14pt" style:font-size-complex="14pt"/>
    </style:style>
    <style:style style:name="P35" style:family="paragraph" style:parent-style-name="Standard">
      <style:paragraph-properties fo:line-height="100%" fo:text-align="center" style:justify-single-word="false"/>
      <style:text-properties style:font-name="Times New Roman" fo:font-size="14pt" style:font-size-asian="14pt" style:font-size-complex="14pt"/>
    </style:style>
    <style:style style:name="P36" style:family="paragraph" style:parent-style-name="Standard">
      <style:paragraph-properties fo:line-height="100%"/>
      <style:text-properties style:font-name="Times New Roman" fo:font-size="14pt" style:font-size-asian="14pt" style:font-name-complex="Times New Roman" style:font-size-complex="14pt"/>
    </style:style>
    <style:style style:name="P37" style:family="paragraph" style:parent-style-name="Standard">
      <style:paragraph-properties fo:line-height="100%" fo:text-align="justify" style:justify-single-word="false"/>
      <style:text-properties style:font-name="Times New Roman" fo:font-size="14pt" fo:language="uk" fo:country="UA" officeooo:rsid="0015f460" officeooo:paragraph-rsid="0015f460" style:font-size-asian="14pt" style:font-name-complex="Times New Roman" style:font-size-complex="14pt"/>
    </style:style>
    <style:style style:name="P38" style:family="paragraph" style:parent-style-name="Standard">
      <style:paragraph-properties fo:line-height="100%"/>
      <style:text-properties style:font-name="Times New Roman" fo:font-size="14pt" fo:language="uk" fo:country="UA" officeooo:rsid="0015f460" officeooo:paragraph-rsid="0015f460" style:font-size-asian="14pt" style:font-name-complex="Times New Roman" style:font-size-complex="14pt"/>
    </style:style>
    <style:style style:name="P39" style:family="paragraph" style:parent-style-name="Standard">
      <style:paragraph-properties fo:line-height="100%" fo:text-align="justify" style:justify-single-word="false"/>
      <style:text-properties style:font-name="Times New Roman" fo:font-size="14pt" fo:language="uk" fo:country="UA" officeooo:rsid="000dca26" officeooo:paragraph-rsid="0010fac3" style:font-size-asian="14pt" style:font-name-complex="Times New Roman" style:font-size-complex="14pt"/>
    </style:style>
    <style:style style:name="P40" style:family="paragraph" style:parent-style-name="Standard">
      <style:paragraph-properties fo:line-height="100%"/>
      <style:text-properties style:font-name="Times New Roman" fo:font-size="14pt" fo:language="uk" fo:country="UA" style:font-size-asian="14pt" style:font-name-complex="Times New Roman" style:font-size-complex="14pt"/>
    </style:style>
    <style:style style:name="P41" style:family="paragraph" style:parent-style-name="Standard">
      <style:paragraph-properties fo:line-height="100%" fo:text-align="center" style:justify-single-word="false"/>
      <style:text-properties style:font-name="Times New Roman" fo:font-size="14pt" fo:language="uk" fo:country="UA" style:font-size-asian="14pt" style:font-name-complex="Times New Roman" style:font-size-complex="14pt"/>
    </style:style>
    <style:style style:name="P42" style:family="paragraph" style:parent-style-name="Standard">
      <style:paragraph-properties fo:line-height="100%"/>
      <style:text-properties style:font-name="Times New Roman" fo:font-size="14pt" fo:language="uk" fo:country="UA" officeooo:paragraph-rsid="000dca26" style:font-size-asian="14pt" style:font-name-complex="Times New Roman" style:font-size-complex="14pt"/>
    </style:style>
    <style:style style:name="P43" style:family="paragraph" style:parent-style-name="Standard" style:master-page-name="Standard">
      <style:paragraph-properties fo:line-height="100%" style:page-number="auto" fo:background-color="#ffffff">
        <style:background-image/>
      </style:paragraph-properties>
      <style:text-properties fo:color="#323232" style:font-name="Times New Roman" fo:font-size="14pt" fo:language="en" fo:country="US" style:font-name-asian="Times New Roman" style:font-size-asian="14pt" style:language-asian="ru" style:country-asian="RU" style:font-name-complex="Times New Roman" style:font-size-complex="14pt" style:font-weight-complex="bold"/>
    </style:style>
    <style:style style:name="P44" style:family="paragraph" style:parent-style-name="Standard" style:list-style-name="L7">
      <style:paragraph-properties fo:line-height="100%" fo:text-align="justify" style:justify-single-word="false" fo:orphans="0" fo:widows="0"/>
      <style:text-properties fo:color="#000000" style:font-name="Times New Roman" fo:font-size="14pt" officeooo:paragraph-rsid="0022ac80" style:font-size-asian="14pt" style:font-size-complex="14pt"/>
    </style:style>
    <style:style style:name="P45" style:family="paragraph" style:parent-style-name="Standard" style:list-style-name="L7">
      <style:paragraph-properties fo:line-height="100%" fo:text-align="justify" style:justify-single-word="false" fo:orphans="0" fo:widows="0">
        <style:tab-stops>
          <style:tab-stop style:position="0.3937in"/>
          <style:tab-stop style:position="0.6252in"/>
        </style:tab-stops>
      </style:paragraph-properties>
      <style:text-properties fo:color="#000000" style:font-name="Times New Roman" fo:font-size="14pt" officeooo:paragraph-rsid="0022ac80" style:font-size-asian="14pt" style:font-size-complex="14pt"/>
    </style:style>
    <style:style style:name="P46" style:family="paragraph" style:parent-style-name="Standard" style:list-style-name="L7">
      <style:paragraph-properties fo:line-height="100%" fo:text-align="justify" style:justify-single-word="false" fo:orphans="0" fo:widows="0">
        <style:tab-stops>
          <style:tab-stop style:position="0.3937in"/>
          <style:tab-stop style:position="0.6252in"/>
        </style:tab-stops>
      </style:paragraph-properties>
      <style:text-properties fo:color="#000000" style:font-name="Times New Roman" fo:font-size="14pt" fo:font-weight="normal" officeooo:paragraph-rsid="0022ac80" style:font-size-asian="14pt" style:font-weight-asian="normal" style:font-size-complex="14pt" style:font-weight-complex="normal"/>
    </style:style>
    <style:style style:name="P47" style:family="paragraph" style:parent-style-name="Standard" style:list-style-name="L7">
      <style:paragraph-properties fo:line-height="100%" fo:text-align="justify" style:justify-single-word="false" fo:orphans="0" fo:widows="0">
        <style:tab-stops>
          <style:tab-stop style:position="0.3937in"/>
          <style:tab-stop style:position="0.6252in"/>
        </style:tab-stops>
      </style:paragraph-properties>
      <style:text-properties fo:color="#000000" style:font-name="Times New Roman" fo:font-size="14pt" fo:language="uk" fo:country="UA" fo:font-weight="normal" officeooo:rsid="00365ebc" officeooo:paragraph-rsid="0022ac80" style:font-size-asian="14pt" style:font-weight-asian="normal" style:font-size-complex="14pt" style:font-weight-complex="normal"/>
    </style:style>
    <style:style style:name="P48" style:family="paragraph" style:parent-style-name="Standard" style:list-style-name="L8">
      <style:paragraph-properties fo:line-height="100%" fo:text-align="justify" style:justify-single-word="false" fo:orphans="0" fo:widows="0"/>
      <style:text-properties style:font-name="Times New Roman" fo:font-size="14pt" fo:font-weight="normal" officeooo:paragraph-rsid="0023567a" style:font-size-asian="14pt" style:font-weight-asian="normal" style:font-size-complex="14pt" style:font-weight-complex="normal"/>
    </style:style>
    <style:style style:name="P49" style:family="paragraph" style:parent-style-name="Standard" style:list-style-name="L8">
      <style:paragraph-properties fo:line-height="100%" fo:text-align="justify" style:justify-single-word="false" fo:orphans="0" fo:widows="0"/>
      <style:text-properties style:font-name="Times New Roman" fo:font-size="14pt" fo:font-style="italic" fo:font-weight="normal" officeooo:paragraph-rsid="0023567a" style:font-size-asian="14pt" style:font-style-asian="italic" style:font-weight-asian="normal" style:font-size-complex="14pt" style:font-weight-complex="normal"/>
    </style:style>
    <style:style style:name="P50" style:family="paragraph" style:parent-style-name="Standard" style:list-style-name="L1" style:master-page-name="">
      <style:paragraph-properties fo:margin-left="0in" fo:margin-right="0in" fo:line-height="100%" fo:text-align="justify" style:justify-single-word="false" fo:orphans="2" fo:widows="2" fo:text-indent="0.25in" style:auto-text-indent="false" style:page-number="auto" style:writing-mode="lr-tb"/>
      <style:text-properties officeooo:paragraph-rsid="0027e710"/>
    </style:style>
    <style:style style:name="P51" style:family="paragraph" style:parent-style-name="Standard" style:list-style-name="L3" style:master-page-name="">
      <style:paragraph-properties fo:margin-left="0in" fo:margin-right="0in" fo:line-height="100%" fo:text-align="justify" style:justify-single-word="false" fo:orphans="2" fo:widows="2" fo:text-indent="0.25in" style:auto-text-indent="false" style:page-number="auto" style:writing-mode="lr-tb">
        <style:tab-stops>
          <style:tab-stop style:position="0in"/>
        </style:tab-stops>
      </style:paragraph-properties>
      <style:text-properties style:font-name="Times New Roman" fo:font-size="14pt" officeooo:paragraph-rsid="002074c3" style:font-size-asian="14pt" style:font-size-complex="14pt"/>
    </style:style>
    <style:style style:name="P52" style:family="paragraph" style:parent-style-name="Standard" style:list-style-name="L3" style:master-page-name="">
      <style:paragraph-properties fo:margin-left="0in" fo:margin-right="0in" fo:line-height="100%" fo:text-align="justify" style:justify-single-word="false" fo:orphans="2" fo:widows="2" fo:text-indent="0.25in" style:auto-text-indent="false" style:page-number="auto" style:writing-mode="lr-tb">
        <style:tab-stops>
          <style:tab-stop style:position="0in"/>
        </style:tab-stops>
      </style:paragraph-properties>
      <style:text-properties fo:color="#000000" style:font-name="Times New Roman" fo:font-size="14pt" fo:language="uk" fo:country="UA" fo:font-weight="normal" officeooo:rsid="002a409f" officeooo:paragraph-rsid="002074c3" fo:background-color="transparent" style:font-size-asian="14pt" style:font-weight-asian="normal" style:font-size-complex="14pt" style:font-weight-complex="normal"/>
    </style:style>
    <style:style style:name="P53" style:family="paragraph" style:parent-style-name="Standard" style:list-style-name="L3" style:master-page-name="">
      <style:paragraph-properties fo:margin-left="0in" fo:margin-right="0in" fo:line-height="100%" fo:text-align="justify" style:justify-single-word="false" fo:orphans="2" fo:widows="2" fo:text-indent="0.25in" style:auto-text-indent="false" style:page-number="auto" style:writing-mode="lr-tb">
        <style:tab-stops>
          <style:tab-stop style:position="0in"/>
        </style:tab-stops>
      </style:paragraph-properties>
      <style:text-properties fo:color="#000000" style:font-name="Times New Roman" fo:font-size="14pt" fo:language="uk" fo:country="UA" fo:font-weight="normal" officeooo:rsid="00286031" officeooo:paragraph-rsid="002074c3" fo:background-color="transparent" style:font-size-asian="14pt" style:font-weight-asian="normal" style:font-size-complex="14pt" style:font-weight-complex="normal"/>
    </style:style>
    <style:style style:name="P54" style:family="paragraph" style:parent-style-name="Standard" style:list-style-name="L6" style:master-page-name="">
      <style:paragraph-properties fo:margin-left="0in" fo:margin-right="0in" fo:line-height="100%" fo:text-align="justify" style:justify-single-word="false" fo:orphans="2" fo:widows="2" fo:text-indent="0.25in" style:auto-text-indent="false" style:page-number="auto" style:writing-mode="lr-tb"/>
      <style:text-properties fo:color="#000000" style:font-name="Times New Roman" fo:font-size="14pt" officeooo:rsid="002f200d" officeooo:paragraph-rsid="0022ac80" style:font-size-asian="14pt" style:font-size-complex="14pt"/>
    </style:style>
    <style:style style:name="P55" style:family="paragraph" style:parent-style-name="Standard" style:list-style-name="L1">
      <style:paragraph-properties fo:margin-left="0in" fo:margin-right="0in" fo:line-height="100%" fo:text-align="justify" style:justify-single-word="false" fo:orphans="2" fo:widows="2" fo:text-indent="0.25in" style:auto-text-indent="false" style:writing-mode="lr-tb"/>
      <style:text-properties officeooo:paragraph-rsid="0027e710"/>
    </style:style>
    <style:style style:name="P56" style:family="paragraph" style:parent-style-name="Standard" style:list-style-name="L6">
      <style:paragraph-properties fo:margin-left="0in" fo:margin-right="0in" fo:line-height="100%" fo:text-align="justify" style:justify-single-word="false" fo:orphans="2" fo:widows="2" fo:text-indent="0.25in" style:auto-text-indent="false" style:writing-mode="lr-tb"/>
      <style:text-properties fo:color="#000000" style:font-name="Times New Roman" fo:font-size="14pt" officeooo:rsid="002f200d" officeooo:paragraph-rsid="0022ac80" style:font-size-asian="14pt" style:font-size-complex="14pt"/>
    </style:style>
    <style:style style:name="P57" style:family="paragraph" style:parent-style-name="Standard" style:list-style-name="L6">
      <style:paragraph-properties fo:margin-left="0in" fo:margin-right="0in" fo:line-height="100%" fo:text-align="justify" style:justify-single-word="false" fo:orphans="2" fo:widows="2" fo:text-indent="0.25in" style:auto-text-indent="false" style:writing-mode="lr-tb"/>
      <style:text-properties fo:color="#000000" style:font-name="Times New Roman" fo:font-size="14pt" officeooo:rsid="0022ac80" officeooo:paragraph-rsid="0022ac80" style:font-size-asian="14pt" style:font-size-complex="14pt"/>
    </style:style>
    <style:style style:name="P58" style:family="paragraph" style:parent-style-name="Text_20_body">
      <style:paragraph-properties fo:line-height="100%"/>
      <style:text-properties style:font-name="Times New Roman" fo:font-size="14pt" officeooo:rsid="0024ce51" officeooo:paragraph-rsid="0024ce51" style:font-size-asian="14pt" style:font-size-complex="14pt"/>
    </style:style>
    <style:style style:name="P59" style:family="paragraph" style:parent-style-name="Text_20_body" style:list-style-name="L2" style:master-page-name="">
      <style:paragraph-properties fo:margin-left="0in" fo:margin-right="0in" fo:line-height="100%" fo:text-align="justify" style:justify-single-word="false" fo:orphans="2" fo:widows="2" fo:text-indent="0.25in" style:auto-text-indent="false" style:page-number="auto" style:writing-mode="lr-tb"/>
      <style:text-properties officeooo:paragraph-rsid="0029ca3e"/>
    </style:style>
    <style:style style:name="P60" style:family="paragraph" style:parent-style-name="Text_20_body" style:list-style-name="L5" style:master-page-name="">
      <style:paragraph-properties fo:margin-left="0in" fo:margin-right="0in" fo:line-height="100%" fo:text-align="justify" style:justify-single-word="false" fo:orphans="2" fo:widows="2" fo:text-indent="0.25in" style:auto-text-indent="false" style:page-number="auto" style:writing-mode="lr-tb"/>
      <style:text-properties officeooo:paragraph-rsid="002da3ab"/>
    </style:style>
    <style:style style:name="P61" style:family="paragraph" style:parent-style-name="Text_20_body" style:list-style-name="L4" style:master-page-name="">
      <style:paragraph-properties fo:margin-left="0in" fo:margin-right="0in" fo:line-height="100%" fo:text-align="justify" style:justify-single-word="false" fo:orphans="2" fo:widows="2" fo:text-indent="0.25in" style:auto-text-indent="false" style:page-number="auto" style:writing-mode="lr-tb"/>
      <style:text-properties style:font-name="Times New Roman" fo:font-size="14pt" officeooo:paragraph-rsid="002239ee" style:font-size-asian="14pt" style:font-size-complex="14pt"/>
    </style:style>
    <style:style style:name="P62" style:family="paragraph" style:parent-style-name="Text_20_body" style:list-style-name="L2">
      <style:paragraph-properties fo:margin-left="0in" fo:margin-right="0in" fo:line-height="100%" fo:text-align="justify" style:justify-single-word="false" fo:orphans="2" fo:widows="2" fo:text-indent="0.25in" style:auto-text-indent="false" style:writing-mode="lr-tb"/>
      <style:text-properties officeooo:paragraph-rsid="0029ca3e"/>
    </style:style>
    <style:style style:name="P63" style:family="paragraph" style:parent-style-name="Text_20_body" style:list-style-name="L5">
      <style:paragraph-properties fo:margin-left="0in" fo:margin-right="0in" fo:line-height="100%" fo:text-align="justify" style:justify-single-word="false" fo:orphans="2" fo:widows="2" fo:text-indent="0.25in" style:auto-text-indent="false" style:writing-mode="lr-tb"/>
      <style:text-properties officeooo:paragraph-rsid="002da3ab"/>
    </style:style>
    <style:style style:name="P64" style:family="paragraph" style:parent-style-name="Text_20_body" style:list-style-name="L4">
      <style:paragraph-properties fo:margin-left="0in" fo:margin-right="0in" fo:line-height="100%" fo:text-align="justify" style:justify-single-word="false" fo:orphans="2" fo:widows="2" fo:text-indent="0.25in" style:auto-text-indent="false" style:writing-mode="lr-tb"/>
      <style:text-properties style:font-name="Times New Roman" fo:font-size="14pt" officeooo:paragraph-rsid="002239ee" style:font-size-asian="14pt" style:font-size-complex="14pt"/>
    </style:style>
    <style:style style:name="P65" style:family="paragraph" style:parent-style-name="Text_20_body" style:master-page-name="">
      <style:paragraph-properties fo:margin-left="0in" fo:margin-right="0in" fo:line-height="100%" fo:text-align="justify" style:justify-single-word="false" fo:orphans="2" fo:widows="2" fo:text-indent="0.5in" style:auto-text-indent="false" style:page-number="auto" fo:break-before="page" style:writing-mode="lr-tb"/>
      <style:text-properties style:font-name="Times New Roman" fo:font-size="14pt" fo:font-weight="bold" style:font-size-asian="14pt" style:font-weight-asian="bold" style:font-size-complex="14pt" style:font-weight-complex="bold"/>
    </style:style>
    <style:style style:name="P66" style:family="paragraph" style:parent-style-name="Text_20_body" style:master-page-name="">
      <style:paragraph-properties fo:margin-left="0in" fo:margin-right="0in" fo:line-height="100%" fo:text-align="justify" style:justify-single-word="false" fo:orphans="2" fo:widows="2" fo:text-indent="0.5in" style:auto-text-indent="false" style:page-number="auto" style:writing-mode="lr-tb"/>
      <style:text-properties style:font-name="Times New Roman" fo:font-size="14pt" fo:font-weight="bold" style:font-size-asian="14pt" style:font-weight-asian="bold" style:font-size-complex="14pt"/>
    </style:style>
    <style:style style:name="P67" style:family="paragraph" style:parent-style-name="Text_20_body">
      <style:paragraph-properties fo:margin-left="0in" fo:margin-right="0in" fo:line-height="100%" fo:text-align="justify" style:justify-single-word="false" fo:orphans="2" fo:widows="2" fo:text-indent="0.5in" style:auto-text-indent="false" style:writing-mode="lr-tb"/>
      <style:text-properties fo:color="#000000" style:font-name="Times New Roman" fo:font-size="14pt" fo:language="uk" fo:country="UA" officeooo:rsid="00236181" officeooo:paragraph-rsid="002ad2a1" style:font-size-asian="14pt" style:font-size-complex="14pt"/>
    </style:style>
    <style:style style:name="P68" style:family="paragraph" style:parent-style-name="Text_20_body">
      <style:paragraph-properties fo:margin-left="0in" fo:margin-right="0in" fo:line-height="100%" fo:text-indent="0in" style:auto-text-indent="false"/>
      <style:text-properties style:font-name="Times New Roman" fo:font-size="14pt" fo:language="ru" fo:country="RU" officeooo:paragraph-rsid="0022ac80" style:font-size-asian="14pt" style:font-size-complex="14pt"/>
    </style:style>
    <style:style style:name="P69" style:family="paragraph" style:parent-style-name="Тіло_20_тексту">
      <style:paragraph-properties fo:margin-left="0in" fo:margin-right="0in" fo:line-height="100%" fo:text-align="justify" style:justify-single-word="false" fo:orphans="2" fo:widows="2" fo:text-indent="0in" style:auto-text-indent="false" style:writing-mode="lr-tb"/>
      <style:text-properties style:font-name="Times New Roman" fo:font-size="14pt" officeooo:paragraph-rsid="0027e710" style:font-size-asian="14pt" style:font-name-complex="Times New Roman" style:font-size-complex="14pt"/>
    </style:style>
    <style:style style:name="P70" style:family="paragraph" style:parent-style-name="Heading_20_1">
      <style:paragraph-properties fo:line-height="100%"/>
      <style:text-properties style:font-name="Times New Roman" fo:font-size="14pt" style:font-size-asian="14pt" style:font-size-complex="14pt"/>
    </style:style>
    <style:style style:name="T1" style:family="text">
      <style:text-properties style:font-name-asian="Times New Roman"/>
    </style:style>
    <style:style style:name="T2" style:family="text">
      <style:text-properties officeooo:rsid="0010fac3" style:font-name-asian="Times New Roman"/>
    </style:style>
    <style:style style:name="T3" style:family="text">
      <style:text-properties officeooo:rsid="0015f460" style:font-name-asian="Times New Roman"/>
    </style:style>
    <style:style style:name="T4" style:family="text">
      <style:text-properties officeooo:rsid="003091d2" style:font-name-asian="Times New Roman"/>
    </style:style>
    <style:style style:name="T5" style:family="text">
      <style:text-properties fo:language="uk" fo:country="UA"/>
    </style:style>
    <style:style style:name="T6" style:family="text">
      <style:text-properties fo:language="uk" fo:country="UA" style:font-name-asian="Times New Roman" style:font-name-complex="Times New Roman"/>
    </style:style>
    <style:style style:name="T7" style:family="text">
      <style:text-properties fo:language="uk" fo:country="UA" officeooo:rsid="00181e59" style:font-name-asian="Times New Roman" style:font-name-complex="Times New Roman"/>
    </style:style>
    <style:style style:name="T8" style:family="text">
      <style:text-properties fo:language="uk" fo:country="UA" fo:font-weight="bold" style:font-name-asian="Times New Roman" style:font-weight-asian="bold" style:font-name-complex="Times New Roman"/>
    </style:style>
    <style:style style:name="T9" style:family="text">
      <style:text-properties fo:language="uk" fo:country="UA" fo:font-weight="bold" officeooo:rsid="00181e59" style:font-name-asian="Times New Roman" style:font-weight-asian="bold" style:font-name-complex="Times New Roman" style:font-weight-complex="bold"/>
    </style:style>
    <style:style style:name="T10" style:family="text">
      <style:text-properties fo:language="uk" fo:country="UA" fo:font-weight="bold" style:font-weight-asian="bold" style:font-name-complex="Times New Roman"/>
    </style:style>
    <style:style style:name="T11" style:family="text">
      <style:text-properties fo:language="uk" fo:country="UA" style:font-name-complex="Times New Roman"/>
    </style:style>
    <style:style style:name="T12" style:family="text">
      <style:text-properties fo:language="uk" fo:country="UA" officeooo:rsid="001711fc" style:font-name-complex="Times New Roman"/>
    </style:style>
    <style:style style:name="T13" style:family="text">
      <style:text-properties fo:language="uk" fo:country="UA" officeooo:rsid="0009ee3b" style:font-name-complex="Times New Roman"/>
    </style:style>
    <style:style style:name="T14" style:family="text">
      <style:text-properties fo:language="uk" fo:country="UA" officeooo:rsid="002239ee"/>
    </style:style>
    <style:style style:name="T15" style:family="text">
      <style:text-properties fo:language="uk" fo:country="UA" officeooo:rsid="0033e1ec"/>
    </style:style>
    <style:style style:name="T16" style:family="text">
      <style:text-properties fo:language="uk" fo:country="UA" officeooo:rsid="00365ebc"/>
    </style:style>
    <style:style style:name="T17" style:family="text">
      <style:text-properties fo:language="uk" fo:country="UA" officeooo:rsid="00300076"/>
    </style:style>
    <style:style style:name="T18" style:family="text">
      <style:text-properties fo:language="uk" fo:country="UA" officeooo:rsid="003133bd"/>
    </style:style>
    <style:style style:name="T19" style:family="text">
      <style:text-properties fo:language="uk" fo:country="UA" officeooo:rsid="003395d6"/>
    </style:style>
    <style:style style:name="T20" style:family="text">
      <style:text-properties fo:language="uk" fo:country="UA" officeooo:rsid="00360c8c"/>
    </style:style>
    <style:style style:name="T21" style:family="text">
      <style:text-properties fo:language="uk" fo:country="UA" fo:font-weight="normal" officeooo:rsid="003133bd" style:font-weight-asian="normal" style:font-weight-complex="normal"/>
    </style:style>
    <style:style style:name="T22" style:family="text">
      <style:text-properties fo:language="uk" fo:country="UA" officeooo:rsid="002c0de0"/>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181e59" style:font-weight-asian="bold"/>
    </style:style>
    <style:style style:name="T26" style:family="text">
      <style:text-properties fo:language="ru" fo:country="RU"/>
    </style:style>
    <style:style style:name="T27" style:family="text">
      <style:text-properties fo:language="ru" fo:country="RU" fo:font-weight="bold" style:font-weight-asian="bold" style:font-weight-complex="bold"/>
    </style:style>
    <style:style style:name="T28" style:family="text">
      <style:text-properties fo:language="en" fo:country="US"/>
    </style:style>
    <style:style style:name="T29" style:family="text">
      <style:text-properties fo:language="en" fo:country="US" officeooo:rsid="00300076"/>
    </style:style>
    <style:style style:name="T30" style:family="text">
      <style:text-properties fo:font-style="italic" fo:font-weight="bold" style:font-style-asian="italic" style:font-weight-asian="bold"/>
    </style:style>
    <style:style style:name="T31" style:family="text">
      <style:text-properties officeooo:rsid="0009ee3b"/>
    </style:style>
    <style:style style:name="T32" style:family="text">
      <style:text-properties fo:color="#000000"/>
    </style:style>
    <style:style style:name="T33" style:family="text">
      <style:text-properties fo:color="#000000" fo:language="uk" fo:country="UA"/>
    </style:style>
    <style:style style:name="T34" style:family="text">
      <style:text-properties fo:color="#000000" fo:language="uk" fo:country="UA" officeooo:rsid="001711fc" style:font-name-complex="Times New Roman"/>
    </style:style>
    <style:style style:name="T35" style:family="text">
      <style:text-properties fo:color="#000000" fo:language="uk" fo:country="UA" officeooo:rsid="00181e59" style:font-name-complex="Times New Roman"/>
    </style:style>
    <style:style style:name="T36" style:family="text">
      <style:text-properties fo:color="#000000" fo:language="uk" fo:country="UA" fo:font-style="italic" officeooo:rsid="003a6f48" style:font-style-asian="italic"/>
    </style:style>
    <style:style style:name="T37" style:family="text">
      <style:text-properties fo:color="#000000" fo:language="uk" fo:country="UA" fo:font-style="italic" style:text-underline-style="none" officeooo:rsid="003d93af" style:font-style-asian="italic" style:font-style-complex="italic"/>
    </style:style>
    <style:style style:name="T38" style:family="text">
      <style:text-properties fo:color="#000000" fo:language="uk" fo:country="UA" fo:font-style="italic" style:text-underline-style="none" officeooo:rsid="003e79b3" style:font-style-asian="italic" style:font-style-complex="italic"/>
    </style:style>
    <style:style style:name="T39" style:family="text">
      <style:text-properties fo:color="#000000" fo:language="uk" fo:country="UA" fo:font-style="italic" style:text-underline-style="none" officeooo:rsid="003f54e0" style:font-style-asian="italic" style:font-style-complex="italic"/>
    </style:style>
    <style:style style:name="T40" style:family="text">
      <style:text-properties fo:color="#000000" fo:language="uk" fo:country="UA" fo:font-style="normal" style:text-underline-style="none" officeooo:rsid="003d93af" style:font-style-asian="normal" style:font-style-complex="normal"/>
    </style:style>
    <style:style style:name="T41" style:family="text">
      <style:text-properties fo:color="#000000" fo:language="uk" fo:country="UA" fo:font-style="normal" style:text-underline-style="none" officeooo:rsid="003a6f48" style:font-style-asian="normal" style:font-style-complex="normal"/>
    </style:style>
    <style:style style:name="T42" style:family="text">
      <style:text-properties fo:color="#000000" fo:language="uk" fo:country="UA" fo:font-style="normal" style:text-underline-style="none" officeooo:rsid="003e79b3" style:font-style-asian="normal" style:font-style-complex="normal"/>
    </style:style>
    <style:style style:name="T43" style:family="text">
      <style:text-properties fo:color="#000000" fo:language="uk" fo:country="UA" fo:font-style="normal" style:text-underline-style="none" officeooo:rsid="003f54e0" style:font-style-asian="normal" style:font-style-complex="normal"/>
    </style:style>
    <style:style style:name="T44" style:family="text">
      <style:text-properties fo:color="#000000" fo:language="uk" fo:country="UA" style:text-underline-style="none" officeooo:rsid="003d93af" style:font-style-complex="italic"/>
    </style:style>
    <style:style style:name="T45" style:family="text">
      <style:text-properties fo:color="#000000" fo:language="uk" fo:country="UA" style:text-underline-style="none" officeooo:rsid="003f54e0" style:font-style-complex="italic"/>
    </style:style>
    <style:style style:name="T46" style:family="text">
      <style:text-properties fo:color="#000000" fo:language="uk" fo:country="UA" officeooo:rsid="003a6f48"/>
    </style:style>
    <style:style style:name="T47" style:family="text">
      <style:text-properties fo:color="#000000" fo:language="uk" fo:country="UA" fo:background-color="transparent" loext:char-shading-value="0"/>
    </style:style>
    <style:style style:name="T48" style:family="text">
      <style:text-properties fo:color="#000000" fo:language="uk" fo:country="UA" officeooo:rsid="0047ea60" fo:background-color="transparent" loext:char-shading-value="0"/>
    </style:style>
    <style:style style:name="T49" style:family="text">
      <style:text-properties fo:color="#000000" fo:language="uk" fo:country="UA" fo:font-weight="normal" officeooo:rsid="004a6be4" style:font-weight-asian="normal" style:font-weight-complex="normal"/>
    </style:style>
    <style:style style:name="T50" style:family="text">
      <style:text-properties fo:color="#000000" fo:language="uk" fo:country="UA" fo:font-weight="normal" fo:background-color="#ffffff" loext:char-shading-value="0" style:font-weight-asian="normal" style:font-weight-complex="normal"/>
    </style:style>
    <style:style style:name="T51" style:family="text">
      <style:text-properties fo:color="#000000" fo:language="uk" fo:country="UA" fo:font-weight="normal" fo:background-color="transparent" loext:char-shading-value="0" style:font-weight-asian="normal" style:font-weight-complex="normal"/>
    </style:style>
    <style:style style:name="T52" style:family="text">
      <style:text-properties fo:color="#000000" fo:language="uk" fo:country="UA" fo:font-weight="normal" officeooo:rsid="002a409f" fo:background-color="transparent" loext:char-shading-value="0" style:font-weight-asian="normal" style:font-weight-complex="normal"/>
    </style:style>
    <style:style style:name="T53" style:family="text">
      <style:text-properties fo:color="#000000" fo:language="uk" fo:country="UA" fo:font-weight="normal" officeooo:rsid="00286031" fo:background-color="transparent" loext:char-shading-value="0" style:font-weight-asian="normal" style:font-weight-complex="normal"/>
    </style:style>
    <style:style style:name="T54" style:family="text">
      <style:text-properties fo:color="#000000" fo:language="uk" fo:country="UA" officeooo:rsid="0020fb90"/>
    </style:style>
    <style:style style:name="T55" style:family="text">
      <style:text-properties fo:color="#000000" fo:language="uk" fo:country="UA" officeooo:rsid="002c0de0"/>
    </style:style>
    <style:style style:name="T56" style:family="text">
      <style:text-properties fo:color="#000000" fo:language="uk" fo:country="UA" officeooo:rsid="0021d67b"/>
    </style:style>
    <style:style style:name="T57" style:family="text">
      <style:text-properties fo:color="#000000" fo:language="uk" fo:country="UA" officeooo:rsid="0044eb60"/>
    </style:style>
    <style:style style:name="T58" style:family="text">
      <style:text-properties fo:color="#000000" fo:language="uk" fo:country="UA" officeooo:rsid="00236181"/>
    </style:style>
    <style:style style:name="T59" style:family="text">
      <style:text-properties fo:color="#000000" fo:language="uk" fo:country="UA" officeooo:rsid="00464504"/>
    </style:style>
    <style:style style:name="T60" style:family="text">
      <style:text-properties fo:color="#000000" style:font-name="Times New Roman" fo:font-size="14pt" fo:language="uk" fo:country="UA" fo:font-weight="normal" style:font-size-asian="14pt" style:font-weight-asian="normal" style:font-size-complex="14pt" style:font-weight-complex="normal"/>
    </style:style>
    <style:style style:name="T61" style:family="text">
      <style:text-properties fo:color="#000000" style:font-name="Times New Roman" fo:font-size="14pt" fo:language="uk" fo:country="UA" style:font-size-asian="14pt" style:font-size-complex="14pt"/>
    </style:style>
    <style:style style:name="T62" style:family="text">
      <style:text-properties fo:color="#000000" style:font-name="Times New Roman" fo:font-size="14pt" fo:language="uk" fo:country="UA" officeooo:rsid="00430ea2" style:font-size-asian="14pt" style:font-size-complex="14pt"/>
    </style:style>
    <style:style style:name="T63" style:family="text">
      <style:text-properties fo:color="#000000" style:font-name="Times New Roman" fo:font-size="14pt" fo:language="uk" fo:country="UA" officeooo:rsid="001d380d" style:font-size-asian="14pt" style:font-size-complex="14pt"/>
    </style:style>
    <style:style style:name="T64" style:family="text">
      <style:text-properties fo:color="#000000" style:font-name="Times New Roman" fo:font-size="14pt" fo:language="uk" fo:country="UA" officeooo:rsid="001d8245" style:font-size-asian="14pt" style:font-size-complex="14pt"/>
    </style:style>
    <style:style style:name="T65" style:family="text">
      <style:text-properties fo:color="#000000" style:font-name="Times New Roman" fo:font-size="14pt" fo:language="uk" fo:country="UA" officeooo:rsid="002da3ab" style:font-size-asian="14pt" style:font-size-complex="14pt"/>
    </style:style>
    <style:style style:name="T66" style:family="text">
      <style:text-properties fo:color="#000000" style:font-name="Times New Roman" fo:font-size="14pt" fo:language="uk" fo:country="UA" officeooo:rsid="00380715" style:font-size-asian="14pt" style:font-size-complex="14pt"/>
    </style:style>
    <style:style style:name="T67" style:family="text">
      <style:text-properties fo:color="#000000" style:font-name="Times New Roman" fo:font-size="14pt" fo:language="uk" fo:country="UA" officeooo:rsid="0046ec5c" style:font-size-asian="14pt" style:font-size-complex="14pt"/>
    </style:style>
    <style:style style:name="T68" style:family="text">
      <style:text-properties fo:color="#000000" style:font-name="Times New Roman" fo:font-size="14pt" fo:language="uk" fo:country="UA" style:font-size-asian="14pt" style:font-name-complex="Times New Roman" style:font-size-complex="14pt"/>
    </style:style>
    <style:style style:name="T69" style:family="text">
      <style:text-properties fo:color="#000000" style:font-name="Times New Roman" fo:font-size="14pt" fo:language="uk" fo:country="UA" officeooo:rsid="001e97e3" style:font-size-asian="14pt" style:font-name-complex="Times New Roman" style:font-size-complex="14pt"/>
    </style:style>
    <style:style style:name="T70" style:family="text">
      <style:text-properties fo:color="#000000" style:font-name="Times New Roman" fo:font-size="14pt" fo:language="uk" fo:country="UA" fo:background-color="transparent" loext:char-shading-value="0" style:font-size-asian="14pt" style:font-size-complex="14pt"/>
    </style:style>
    <style:style style:name="T71" style:family="text">
      <style:text-properties fo:color="#000000" style:font-name="Times New Roman" fo:font-size="14pt" fo:language="uk" fo:country="UA" officeooo:rsid="00286031" fo:background-color="transparent" loext:char-shading-value="0" style:font-size-asian="14pt" style:font-size-complex="14pt"/>
    </style:style>
    <style:style style:name="T72" style:family="text">
      <style:text-properties fo:color="#000000" style:font-name="Times New Roman" fo:font-size="14pt" fo:language="uk" fo:country="UA" officeooo:rsid="00380715" fo:background-color="transparent" loext:char-shading-value="0" style:font-size-asian="14pt" style:font-size-complex="14pt"/>
    </style:style>
    <style:style style:name="T73" style:family="text">
      <style:text-properties fo:color="#000000" style:font-name="Times New Roman" fo:font-size="14pt" fo:language="uk" fo:country="UA" officeooo:rsid="002a409f" fo:background-color="transparent" loext:char-shading-value="0" style:font-size-asian="14pt" style:font-size-complex="14pt"/>
    </style:style>
    <style:style style:name="T74" style:family="text">
      <style:text-properties fo:color="#000000" style:font-name="Times New Roman" fo:font-size="14pt" fo:language="uk" fo:country="UA" officeooo:rsid="001d380d" fo:background-color="transparent" loext:char-shading-value="0" style:font-size-asian="14pt" style:font-size-complex="14pt"/>
    </style:style>
    <style:style style:name="T75" style:family="text">
      <style:text-properties fo:color="#000000" style:font-name="Times New Roman" fo:font-size="14pt" fo:language="uk" fo:country="UA" officeooo:rsid="00430ea2" fo:background-color="transparent" loext:char-shading-value="0" style:font-size-asian="14pt" style:font-size-complex="14pt"/>
    </style:style>
    <style:style style:name="T76" style:family="text">
      <style:text-properties fo:color="#000000" style:font-name="Times New Roman" fo:font-size="14pt" fo:language="uk" fo:country="UA" officeooo:rsid="001d8245" fo:background-color="transparent" loext:char-shading-value="0" style:font-size-asian="14pt" style:font-size-complex="14pt"/>
    </style:style>
    <style:style style:name="T77" style:family="text">
      <style:text-properties fo:color="#000000" style:font-name="Times New Roman" fo:font-size="14pt" fo:language="uk" fo:country="UA" officeooo:rsid="002da3ab" fo:background-color="transparent" loext:char-shading-value="0" style:font-size-asian="14pt" style:font-size-complex="14pt"/>
    </style:style>
    <style:style style:name="T78" style:family="text">
      <style:text-properties fo:color="#000000" style:font-name="Times New Roman" fo:font-size="14pt" fo:language="uk" fo:country="UA" fo:font-style="normal" style:text-underline-style="none" fo:font-weight="normal" style:font-size-asian="14pt" style:font-style-asian="normal" style:font-weight-asian="normal" style:font-size-complex="14pt" style:font-style-complex="normal" style:font-weight-complex="normal"/>
    </style:style>
    <style:style style:name="T79" style:family="text">
      <style:text-properties fo:color="#000000" style:font-name="Times New Roman" fo:font-size="14pt" fo:language="uk" fo:country="UA" fo:font-style="normal" style:text-underline-style="none" fo:font-weight="normal" officeooo:rsid="001bed07" style:font-size-asian="14pt" style:font-style-asian="normal" style:font-weight-asian="normal" style:font-size-complex="14pt" style:font-style-complex="normal" style:font-weight-complex="normal"/>
    </style:style>
    <style:style style:name="T80" style:family="text">
      <style:text-properties fo:color="#000000" style:font-name="Times New Roman" fo:font-size="14pt" fo:language="uk" fo:country="UA" fo:font-style="normal" style:text-underline-style="none" fo:font-weight="normal" officeooo:rsid="00430ea2" style:font-size-asian="14pt" style:font-style-asian="normal" style:font-weight-asian="normal" style:font-size-complex="14pt" style:font-style-complex="normal" style:font-weight-complex="normal"/>
    </style:style>
    <style:style style:name="T81" style:family="text">
      <style:text-properties fo:color="#000000" style:font-name="Times New Roman" fo:font-size="14pt" fo:language="uk" fo:country="UA" fo:font-style="normal" style:text-underline-style="none" style:letter-kerning="true" style:font-size-asian="14pt" style:font-style-asian="normal" style:font-name-complex="Times New Roman" style:font-size-complex="14pt" style:font-style-complex="normal"/>
    </style:style>
    <style:style style:name="T82" style:family="text">
      <style:text-properties fo:color="#000000" style:font-name="Times New Roman" fo:font-size="14pt" fo:language="uk" fo:country="UA" fo:font-style="normal" style:text-underline-style="none" officeooo:rsid="001daa14" style:letter-kerning="true" style:font-size-asian="14pt" style:font-style-asian="normal" style:font-name-complex="Times New Roman" style:font-size-complex="14pt" style:font-style-complex="normal"/>
    </style:style>
    <style:style style:name="T83" style:family="text">
      <style:text-properties fo:color="#000000" style:font-name="Times New Roman" fo:font-size="14pt" fo:language="uk" fo:country="UA" fo:font-style="normal" style:text-underline-style="none" officeooo:rsid="0020c783" style:letter-kerning="true" style:font-size-asian="14pt" style:font-style-asian="normal" style:font-name-complex="Times New Roman" style:font-size-complex="14pt" style:font-style-complex="normal"/>
    </style:style>
    <style:style style:name="T84" style:family="text">
      <style:text-properties fo:color="#000000" style:font-name="Times New Roman" fo:font-size="14pt" fo:language="uk" fo:country="UA" fo:font-style="normal" style:text-underline-style="none" style:font-size-asian="14pt" style:font-style-asian="normal" style:font-name-complex="Times New Roman" style:font-size-complex="14pt" style:font-style-complex="normal"/>
    </style:style>
    <style:style style:name="T85" style:family="text">
      <style:text-properties fo:color="#000000" style:font-name="Times New Roman" fo:font-size="14pt" fo:language="uk" fo:country="UA" fo:font-style="normal" style:text-underline-style="none" officeooo:rsid="001f5a74" style:font-size-asian="14pt" style:font-style-asian="normal" style:font-name-complex="Times New Roman" style:font-size-complex="14pt" style:font-style-complex="normal"/>
    </style:style>
    <style:style style:name="T86" style:family="text">
      <style:text-properties fo:color="#000000" style:font-name="Times New Roman" fo:font-size="14pt" fo:language="uk" fo:country="UA" fo:font-style="normal" style:text-underline-style="none" officeooo:rsid="001daa14" style:font-size-asian="14pt" style:font-style-asian="normal" style:font-name-complex="Times New Roman" style:font-size-complex="14pt" style:font-style-complex="normal"/>
    </style:style>
    <style:style style:name="T87" style:family="text">
      <style:text-properties fo:color="#000000" style:font-name="Times New Roman" fo:font-size="14pt" fo:language="uk" fo:country="UA" fo:font-style="normal" style:text-underline-style="none" officeooo:rsid="0020c783" style:font-size-asian="14pt" style:font-style-asian="normal" style:font-name-complex="Times New Roman" style:font-size-complex="14pt" style:font-style-complex="normal"/>
    </style:style>
    <style:style style:name="T88" style:family="text">
      <style:text-properties fo:color="#000000" style:font-name="Times New Roman" fo:font-size="14pt" fo:language="uk" fo:country="UA" style:letter-kerning="true" style:font-size-asian="14pt" style:font-size-complex="14pt"/>
    </style:style>
    <style:style style:name="T89" style:family="text">
      <style:text-properties fo:color="#000000" style:font-name="Times New Roman" fo:font-size="14pt" fo:language="uk" fo:country="UA" officeooo:rsid="001d380d" style:letter-kerning="true" style:font-size-asian="14pt" style:font-size-complex="14pt"/>
    </style:style>
    <style:style style:name="T90" style:family="text">
      <style:text-properties fo:color="#000000" style:font-name="Times New Roman" fo:font-size="14pt" fo:language="uk" fo:country="UA" officeooo:rsid="001bed07" style:letter-kerning="true" style:font-size-asian="14pt" style:font-size-complex="14pt"/>
    </style:style>
    <style:style style:name="T91" style:family="text">
      <style:text-properties fo:color="#000000" style:font-name="Times New Roman" fo:font-size="14pt" fo:language="uk" fo:country="UA" officeooo:rsid="001d8245" style:letter-kerning="true" style:font-size-asian="14pt" style:font-size-complex="14pt"/>
    </style:style>
    <style:style style:name="T92" style:family="text">
      <style:text-properties fo:color="#000000" style:font-name="Times New Roman" fo:font-size="14pt" fo:language="uk" fo:country="UA" style:letter-kerning="true" fo:background-color="transparent" loext:char-shading-value="0" style:font-size-asian="14pt" style:font-size-complex="14pt"/>
    </style:style>
    <style:style style:name="T93" style:family="text">
      <style:text-properties fo:color="#000000" style:font-name="Times New Roman" fo:font-size="14pt" fo:language="uk" fo:country="UA" officeooo:rsid="001d380d" style:letter-kerning="true" fo:background-color="transparent" loext:char-shading-value="0" style:font-size-asian="14pt" style:font-size-complex="14pt"/>
    </style:style>
    <style:style style:name="T94" style:family="text">
      <style:text-properties fo:color="#000000" style:font-name="Times New Roman" fo:font-size="14pt" fo:language="uk" fo:country="UA" officeooo:rsid="00430ea2" style:letter-kerning="true" fo:background-color="transparent" loext:char-shading-value="0" style:font-size-asian="14pt" style:font-size-complex="14pt"/>
    </style:style>
    <style:style style:name="T95" style:family="text">
      <style:text-properties fo:color="#000000" style:font-name="Times New Roman" fo:font-size="14pt" fo:language="uk" fo:country="UA" fo:font-style="italic" style:font-size-asian="14pt" style:font-style-asian="italic" style:font-size-complex="14pt"/>
    </style:style>
    <style:style style:name="T96" style:family="text">
      <style:text-properties fo:color="#000000" style:font-name="Times New Roman" fo:font-size="14pt" fo:language="uk" fo:country="UA" fo:font-style="italic" style:font-size-asian="14pt" style:font-style-asian="italic" style:font-name-complex="Times New Roman" style:font-size-complex="14pt"/>
    </style:style>
    <style:style style:name="T97" style:family="text">
      <style:text-properties fo:color="#000000" style:font-name="Times New Roman" fo:font-size="14pt" fo:language="en" fo:country="US" officeooo:rsid="00286031" fo:background-color="transparent" loext:char-shading-value="0" style:font-size-asian="14pt" style:font-size-complex="14pt"/>
    </style:style>
    <style:style style:name="T98" style:family="text">
      <style:text-properties fo:color="#000000" style:font-name="Times New Roman" fo:font-size="14pt" officeooo:rsid="00380715" style:font-size-asian="14pt" style:font-size-complex="14pt"/>
    </style:style>
    <style:style style:name="T99" style:family="text">
      <style:text-properties fo:color="#000000" style:font-name="Times New Roman" fo:font-size="14pt" officeooo:rsid="0046ec5c" style:font-size-asian="14pt" style:font-size-complex="14pt"/>
    </style:style>
    <style:style style:name="T100" style:family="text">
      <style:text-properties fo:color="#000000" style:font-name="Times New Roman" fo:font-size="14pt" officeooo:rsid="002da3ab" style:font-size-asian="14pt" style:font-size-complex="14pt"/>
    </style:style>
    <style:style style:name="T101" style:family="text">
      <style:text-properties fo:color="#000000" style:font-name="Times New Roman" fo:font-size="14pt" officeooo:rsid="00286031" fo:background-color="transparent" loext:char-shading-value="0" style:font-size-asian="14pt" style:font-size-complex="14pt"/>
    </style:style>
    <style:style style:name="T102" style:family="text">
      <style:text-properties fo:color="#000000" fo:font-weight="normal" fo:background-color="#ffffff" loext:char-shading-value="0" style:font-weight-asian="normal" style:font-weight-complex="normal"/>
    </style:style>
    <style:style style:name="T103" style:family="text">
      <style:text-properties fo:color="#000000" fo:font-weight="normal" officeooo:rsid="004a6be4" fo:background-color="#ffffff" loext:char-shading-value="0" style:font-weight-asian="normal" style:font-weight-complex="normal"/>
    </style:style>
    <style:style style:name="T104" style:family="text">
      <style:text-properties fo:color="#000000" fo:font-weight="normal" officeooo:rsid="00464504" fo:background-color="#ffffff" loext:char-shading-value="0" style:font-weight-asian="normal" style:font-weight-complex="normal"/>
    </style:style>
    <style:style style:name="T105" style:family="text">
      <style:text-properties fo:color="#000000" fo:font-weight="normal" fo:background-color="transparent" loext:char-shading-value="0" style:font-weight-asian="normal" style:font-weight-complex="normal"/>
    </style:style>
    <style:style style:name="T106" style:family="text">
      <style:text-properties fo:color="#000000" fo:font-weight="normal" officeooo:rsid="00286031" fo:background-color="transparent" loext:char-shading-value="0" style:font-weight-asian="normal" style:font-weight-complex="normal"/>
    </style:style>
    <style:style style:name="T107" style:family="text">
      <style:text-properties fo:color="#000000" fo:font-weight="normal" style:font-weight-asian="normal" style:font-weight-complex="normal"/>
    </style:style>
    <style:style style:name="T108" style:family="text">
      <style:text-properties fo:color="#000000" fo:language="en" fo:country="US" fo:font-weight="normal" officeooo:rsid="00286031" fo:background-color="transparent" loext:char-shading-value="0" style:font-weight-asian="normal" style:font-weight-complex="normal"/>
    </style:style>
    <style:style style:name="T109" style:family="text">
      <style:text-properties fo:color="#000000" officeooo:rsid="002b6ff9"/>
    </style:style>
    <style:style style:name="T110" style:family="text">
      <style:text-properties fo:color="#000000" officeooo:rsid="002b4081"/>
    </style:style>
    <style:style style:name="T111" style:family="text">
      <style:text-properties fo:color="#000000" officeooo:rsid="002c0de0"/>
    </style:style>
    <style:style style:name="T112" style:family="text">
      <style:text-properties fo:color="#000000" officeooo:rsid="002239ee"/>
    </style:style>
    <style:style style:name="T113" style:family="text">
      <style:text-properties fo:color="#000000" fo:background-color="transparent" loext:char-shading-value="0"/>
    </style:style>
    <style:style style:name="T114" style:family="text">
      <style:text-properties fo:font-weight="normal" style:font-weight-asian="normal" style:font-weight-complex="normal"/>
    </style:style>
    <style:style style:name="T115" style:family="text">
      <style:text-properties officeooo:rsid="00464504"/>
    </style:style>
    <style:style style:name="T116" style:family="text">
      <style:text-properties style:font-name="Times New Roman" fo:font-size="14pt" style:font-size-asian="14pt" style:font-size-complex="14pt"/>
    </style:style>
    <style:style style:name="T117" style:family="text">
      <style:text-properties style:font-name="Times New Roman" fo:font-size="14pt" fo:font-weight="bold" style:font-size-asian="14pt" style:font-weight-asian="bold" style:font-size-complex="14pt"/>
    </style:style>
    <style:style style:name="T118" style:family="text">
      <style:text-properties style:font-name="Times New Roman" fo:font-size="14pt" style:letter-kerning="true" fo:background-color="transparent" loext:char-shading-value="0" style:font-size-asian="14pt" style:font-size-complex="14pt"/>
    </style:style>
    <style:style style:name="T119" style:family="text">
      <style:text-properties style:font-name="Times New Roman" fo:font-size="14pt" officeooo:rsid="001d380d" style:letter-kerning="true" fo:background-color="transparent" loext:char-shading-value="0" style:font-size-asian="14pt" style:font-size-complex="14pt"/>
    </style:style>
    <style:style style:name="T120" style:family="text">
      <style:text-properties style:font-name="Times New Roman" fo:font-size="14pt" officeooo:rsid="00430ea2" style:letter-kerning="true" fo:background-color="transparent" loext:char-shading-value="0" style:font-size-asian="14pt" style:font-size-complex="14pt"/>
    </style:style>
    <style:style style:name="T121" style:family="text">
      <style:text-properties style:font-name="Times New Roman" fo:font-size="14pt" style:letter-kerning="true" style:font-size-asian="14pt" style:font-size-complex="14pt"/>
    </style:style>
    <style:style style:name="T122" style:family="text">
      <style:text-properties style:font-name="Times New Roman" fo:font-size="14pt" officeooo:rsid="00430ea2" style:letter-kerning="true" style:font-size-asian="14pt" style:font-size-complex="14pt"/>
    </style:style>
    <style:style style:name="T123" style:family="text">
      <style:text-properties officeooo:rsid="002239ee"/>
    </style:style>
    <style:style style:name="T124" style:family="text">
      <style:text-properties officeooo:rsid="002cca27"/>
    </style:style>
    <style:style style:name="T125" style:family="text">
      <style:text-properties officeooo:rsid="002c0de0"/>
    </style:style>
    <style:style style:name="T126" style:family="text">
      <style:text-properties officeooo:rsid="0022ac80"/>
    </style:style>
    <style:style style:name="T127" style:family="text">
      <style:text-properties officeooo:rsid="0047ea60"/>
    </style:style>
    <style:style style:name="T128" style:family="text">
      <style:text-properties officeooo:rsid="003a6f48"/>
    </style:style>
    <style:style style:name="T129" style:family="text">
      <style:text-properties style:font-name-complex="Times New Roman"/>
    </style:style>
    <style:style style:name="T130" style:family="text">
      <style:text-properties officeooo:rsid="0009ee3b" style:font-name-complex="Times New Roman"/>
    </style:style>
    <style:style style:name="T131" style:family="text">
      <style:text-properties fo:background-color="#ffff00" loext:char-shading-value="0"/>
    </style:style>
    <style:style style:name="T132" style:family="text">
      <style:text-properties officeooo:rsid="0048f519" fo:background-color="#ffff00" loext:char-shading-value="0"/>
    </style:style>
    <style:style style:name="T133" style:family="text">
      <style:text-properties officeooo:rsid="00181e59"/>
    </style:style>
    <style:style style:name="T134" style:family="text">
      <style:text-properties officeooo:rsid="0024ce5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0"><text:span text:style-name="T1"><text:s text:c="86"/></text:span>ЗАТВЕРДЖУЮ</text:p>
      <text:p text:style-name="P40"><text:span text:style-name="T1"><text:s text:c="74"/></text:span>Проректор з наукової роботи</text:p>
      <text:p text:style-name="P40"><text:span text:style-name="T1"><text:s text:c="77"/></text:span>Національного технічного</text:p>
      <text:p text:style-name="P40"><text:span text:style-name="T1"><text:s text:c="82"/></text:span>університету України</text:p>
      <text:p text:style-name="P40"><text:span text:style-name="T1"><text:s text:c="68"/>“</text:span>Київський політехнічний інститут”</text:p>
      <text:p text:style-name="P40"><text:span text:style-name="T1"><text:s text:c="72"/></text:span>акад. НАН України, д.т.н., проф.</text:p>
      <text:p text:style-name="P40"><text:span text:style-name="T1"><text:s text:c="70"/></text:span>_________________М.Ю.Ільченко</text:p>
      <text:p text:style-name="P34"><text:span text:style-name="T6"><text:s text:c="75"/>“</text:span><text:span text:style-name="T11">_____”___________20</text:span><text:span text:style-name="T129">1</text:span><text:span text:style-name="T130">6 </text:span><text:span text:style-name="T11">р.</text:span></text:p>
      <text:p text:style-name="P40"/>
      <text:p text:style-name="P40"/>
      <text:p text:style-name="P36"/>
      <text:p text:style-name="P40"/>
      <text:h text:style-name="P70" text:outline-level="1">ВИТЯГ</text:h>
      <text:p text:style-name="P41">з протоколу № <text:span text:style-name="T31">4 </text:span>ві<text:span text:style-name="T31">д 26 листопада </text:span>201<text:span text:style-name="T31">5 </text:span>р. розширеного засідання</text:p>
      <text:p text:style-name="P35"><text:span text:style-name="T11">кафедри </text:span><text:span text:style-name="T13">технічної кібернетики</text:span></text:p>
      <text:p text:style-name="P41">Національного технічного університету України</text:p>
      <text:p text:style-name="P41"><text:span text:style-name="T1">“</text:span>Київський політехнічний інститут”</text:p>
      <text:p text:style-name="P40"/>
      <text:p text:style-name="P40"/>
      <text:p text:style-name="P36"/>
      <text:p text:style-name="P30"><text:span text:style-name="T10">БУЛИ ПРИСУТНІ</text:span><text:span text:style-name="T11">:</text:span></text:p>
      <text:p text:style-name="P9"><text:tab/>З кафедри <text:span text:style-name="T31">технічної кібернетики</text:span>:</text:p>
      <text:p text:style-name="P39"><text:span text:style-name="T1">к.т.н., доц., в.о. зав</text:span><text:span text:style-name="T3">ідувача </text:span><text:span text:style-name="T1">каф</text:span><text:span text:style-name="T3">едри</text:span><text:span text:style-name="T1"> Ткач М.М.; д.т.н., </text:span><text:span text:style-name="T4">проф.</text:span><text:span text:style-name="T1"> Стенін О.А.; д.т.н., проф. Ямпольський Л.С.; к.т.н., доц. Ігнатенко В.М.; к.т.н., доц. Кисленко Ю.І.; </text:span><text:span text:style-name="T2">к.т.н., доц. Лісовиченко О.І.; к.т.н., доц. Ліхоузова Т.А.; к.т.н., доц. Мелкумян К.Ю.; к.т.н., доц. Остапченко К.Б.; к.т.н., доц. Крилов Є.В.; к.т.н., доц. Пасько В.П.; к.т.н., доц. Поліщук М.М.; к.т.н., доц. Тимошин Ю.А.; к.т.н., доц. Чумаченко О.І.; к.т.н., доц. Олійник В.В.; к.т.н., </text:span><text:span text:style-name="T4">ст. викл.</text:span><text:span text:style-name="T2"> <text:s/>Корнага Я.І.; к.т.н., ас. Коц С.О.; ст. викл. Польшакова О.М.; ст. викл. Анікін В.К.; ас. Гуменний Д.О.; ас. Шемсединов Т.Г.; ас. Дзінько Р.І.; ас. Дзінько А.М.; ас. Максимюк А.В.; ас. Ромашкевич Я.О.</text:span></text:p>
      <text:p text:style-name="P42"/>
      <text:p text:style-name="P42"><text:tab/>З інших кафедр:</text:p>
      <text:p text:style-name="P37">д.т.н., професор, завідувач кафедри автоматизації хімічних процесів НТУУ ”КПІ”, Жученко А.І.;</text:p>
      <text:p text:style-name="P37">д.т.н., професор кафедри автоматизованих систем обробки інформації та управління НТУУ “КПІ”, Томашевський В.М.;</text:p>
      <text:p text:style-name="P37">д.т.н., професор кафедри математичних методів системного аналізу ННК “ІПСА”, Бідюк П.І.;</text:p>
      <text:p text:style-name="P37">д.т.н., професор, директор науково‑навчального центру “новітніх технологій” при Національному авіаційному університеті, Козак В.М. </text:p>
      <text:p text:style-name="P38"><text:s/></text:p>
      <text:p text:style-name="P38"/>
      <text:p text:style-name="P40"/>
      <text:p text:style-name="P6"><text:span text:style-name="T8"><text:tab/></text:span><text:span text:style-name="T10">СЛУХАЛИ</text:span><text:span text:style-name="T11">:</text:span></text:p>
      <text:p text:style-name="P2"><text:soft-page-break/><text:span text:style-name="T9"><text:tab/>1.</text:span><text:span text:style-name="T7"> </text:span><text:span text:style-name="T11">Повідомлення <text:s/></text:span><text:span text:style-name="T12">асистента</text:span><text:span text:style-name="T11"> ка</text:span><text:span text:style-name="T12">ф</text:span><text:span text:style-name="T11">едри </text:span><text:span text:style-name="T12">технічної кібернетики</text:span><text:span text:style-name="T11"> </text:span><text:span text:style-name="T12">Гуменного Дмитра Олександровича за матеріалами дисертаційної роботи “</text:span><text:span text:style-name="T34">Автоматизація процесу керування усталеним рухом антропоморфного крокуючого апарата” </text:span><text:span text:style-name="T35">поданої на здобуття наукового ступеня<text:line-break/>кандидата технічних наук за спеціальністю 05.13.07 -<text:line-break/>“Автоматиція процесів керування”.</text:span></text:p>
      <text:p text:style-name="P1"/>
      <text:p text:style-name="P4"><text:tab/>Тему дисертаційної роботи “Автоматизація процесу керування усталеним рухом антропоморфного крокуючого апарата” затверджено на засіданні Вченої ради Національного технічного університету України <text:s text:c="2"/><text:span text:style-name="T26">“</text:span>Київський <text:s text:c="3"/>політехнічний <text:s text:c="3"/>інститут<text:span text:style-name="T26">" </text:span><text:span text:style-name="T131">(протокол № </text:span><text:span text:style-name="T132">2</text:span><text:span text:style-name="T131"> від </text:span><text:span text:style-name="T132">7</text:span><text:span text:style-name="T131"> </text:span><text:span text:style-name="T132">лютого</text:span><text:span text:style-name="T131"> 201</text:span><text:span text:style-name="T132">1 </text:span><text:span text:style-name="T131">року)</text:span>. Науковим керівником <text:span text:style-name="T133">затверджений к.т.н., доцент Ткач М.М.</text:span></text:p>
      <text:p text:style-name="P3"><text:span text:style-name="T25"><text:tab/></text:span><text:span text:style-name="T23">2</text:span>. Запитання до здобувача та відповіді на них.</text:p>
      <text:p text:style-name="P69"><text:tab/>Запитання по темі дисертації ставили:</text:p>
      <text:list xml:id="list6417900737205206728" text:style-name="L1">
        <text:list-item>
          <text:p text:style-name="P50"><text:span text:style-name="T90">д</text:span><text:span text:style-name="T88">.т.н., проф</text:span><text:span text:style-name="T90">есор</text:span><text:span text:style-name="T88"> Стенін О.А.: </text:span><text:span text:style-name="T90">Я</text:span><text:span text:style-name="T88">ким чином формалізований аналітичний критерії стійкості апарата і звідки беруться значення запасу стійкості?</text:span></text:p>
        </text:list-item>
        <text:list-item>
          <text:p text:style-name="P55"><text:span text:style-name="T95">Відповідь здобувача:</text:span><text:span text:style-name="T78"> критерій стійкості апарата базується </text:span><text:span text:style-name="T80">на</text:span><text:span text:style-name="T78"> відстежуванні положення точки проекції центру мас за даними розподілу сил реакції опорної поверхні, що представлені у вигляді матриці. Апарат характеризується стійкістю </text:span><text:span text:style-name="T80">тільки тоді, коли</text:span><text:span text:style-name="T78"> максимальні значення сил реакції розташовані не на крайніх стовпцях і стрічках матриці розподілу сили реакції опорної поверхні;</text:span></text:p>
        </text:list-item>
        <text:list-item>
          <text:p text:style-name="P55"><text:span text:style-name="T79">к</text:span><text:span text:style-name="T88">.т.н., проф</text:span><text:span text:style-name="T89">есор</text:span><text:span text:style-name="T88"> Ямпольський Л.С.</text:span><text:span text:style-name="T61">: Якого порядку об'єкт управління і його модель? Як описано вектор керування апаратом?</text:span></text:p>
        </text:list-item>
        <text:list-item>
          <text:p text:style-name="P55"><text:span text:style-name="T95">Відповідь здобувача:</text:span><text:span text:style-name="T61"> кінематична структура об'єкта управління і його модел</text:span><text:span text:style-name="T62">ь</text:span><text:span text:style-name="T61"> базуються на спрощеному поданні кінематичної будови опорно-ру</text:span><text:span text:style-name="T62">х</text:span><text:span text:style-name="T61">ового апарата людини. </text:span><text:span text:style-name="T62">Модель</text:span><text:span text:style-name="T61"> налічує дванадцять ступенів своди і описуються дванадцятьма диференційними рівняннями Лагранжа другого роду. Вектор керування апаратом описано двома передатними функціями. Перша передатна функція описує управління стійкістю апарата і </text:span><text:span text:style-name="T62">відповідає</text:span><text:span text:style-name="T61"> залежність положення точки центру мас </text:span><text:span text:style-name="T62">від</text:span><text:span text:style-name="T61"> кутів у шарнірі стопи. Друга передатна функція описує управління точки центру мас апарата і забезпечує комфортність його руху. Обідві передатні функції описують динамі</text:span><text:span text:style-name="T62">ку</text:span><text:span text:style-name="T61"> поведінк</text:span><text:span text:style-name="T62">и апарата</text:span><text:span text:style-name="T61"> і характеризуються рівняннями другого порядку;</text:span></text:p>
        </text:list-item>
        <text:list-item>
          <text:p text:style-name="P55"><text:span text:style-name="T63">к</text:span><text:span text:style-name="T88">.т.н., доц</text:span><text:span text:style-name="T89">ент</text:span><text:span text:style-name="T88"> Ігнатенко В.М.: Як у роботі врахований вплив зовнішніх збурень?</text:span></text:p>
        </text:list-item>
        <text:list-item>
          <text:p text:style-name="P55"><text:span text:style-name="T95">Відповідь здобувача:</text:span><text:span text:style-name="T61"> у разі дії на об'єкт управління зовнішніх чинників рівновага сил і моментів динамічної системи порушуються, відтак порушується й стійкість апарата на опорній поверхні. При цьому спостерігається перерозподіл сил реакції. Реакція система управління на таке перерозподілення описується критерієм і стратегією дотримання стійкого положення апарата на опорній поверхні;</text:span></text:p>
        </text:list-item>
        <text:list-item>
          <text:p text:style-name="P55"><text:span text:style-name="T70">д.т.н., проф</text:span><text:span text:style-name="T74">есор</text:span><text:span text:style-name="T70"> Козак </text:span><text:span text:style-name="T75">В.М</text:span><text:span text:style-name="T70">.</text:span><text:span text:style-name="T92">: </text:span><text:span text:style-name="T88">Як визначаються кутові відхилення і що є нульовою точою об'єкта?</text:span></text:p>
        </text:list-item>
        <text:list-item>
          <text:p text:style-name="P55"><text:span text:style-name="T95">Відповідь здобувача:</text:span><text:span text:style-name="T61"> </text:span><text:span text:style-name="T62">кутові відхилення </text:span><text:span text:style-name="T61">на об'єкті управління і на його моделі визначаються приростом кутів кінематичних пар. Початкові положення пар ланок задані у відповідності до аналітичної форми </text:span><text:soft-page-break/><text:span text:style-name="T61">кінематичної схеми апарата, </text:span><text:span text:style-name="T62">а п</text:span><text:span text:style-name="T61">очатові значення кутів обрані так, аби забезпечити потрап</text:span><text:span text:style-name="T62">л</text:span><text:span text:style-name="T61">яння точки проекції центру мас у область стопи апарата. Нул</text:span><text:span text:style-name="T62">ьово</text:span><text:span text:style-name="T61">ю точкою об'єкта є координати підві</text:span><text:span text:style-name="T62">с</text:span><text:span text:style-name="T61">ів стоп апарата до інших його ланок. Ці точки використовуються для формування загальної матриці розподілу сили реакції з об</text:span><text:span text:style-name="T70">ох стоп;</text:span></text:p>
        </text:list-item>
        <text:list-item>
          <text:p text:style-name="P55"><text:span text:style-name="T92">д.т.н., проф</text:span><text:span text:style-name="T93">есор</text:span><text:span text:style-name="T92"> Томошевський </text:span><text:span text:style-name="T94">В.М.</text:span><text:span text:style-name="T88">: Як задається новий вектор стану апарата і чим забезпечується достовірність </text:span><text:span text:style-name="T91">його </text:span><text:span text:style-name="T88">математичної моделі?</text:span></text:p>
        </text:list-item>
        <text:list-item>
          <text:p text:style-name="P55"><text:span text:style-name="T95">Відповідь здобувача:</text:span><text:span text:style-name="T61"> </text:span><text:span text:style-name="T64">Новий вектор стану апарата задається вищестоячою системою управління, з якої надходять координати положення точки центру мас апарата, його перша та друга похідні. Достовірність математичної моделі забезпечується математичними викладками із застосуванням класиних методів опису положення, швидкості та прискорення багатоланкових систем твердих тіл. Зокрема, для аналітичнї форми опису апарата застосовано методи направних косинусів, та методи прямолінійого переносу матеріальної точки. Дина</text:span><text:span text:style-name="T76">мічна поведінка апарата описана із застосуванням рівняння Лагранжа другого роду. Комп'ютерна модель апарата описана ідентично до її аналітичної форми; </text:span></text:p>
        </text:list-item>
        <text:list-item>
          <text:p text:style-name="P55"><text:span text:style-name="T118">д.т.н., проф</text:span><text:span text:style-name="T119">есор</text:span><text:span text:style-name="T118"> Бідюк </text:span><text:span text:style-name="T120">П.І.</text:span><text:span text:style-name="T118">: </text:span><text:span text:style-name="T121">Яка практична цінність даної роботи і чи накладає запропонований метод обмеження на швидкодію </text:span><text:span text:style-name="T122">апарата</text:span><text:span text:style-name="T121">?</text:span></text:p>
        </text:list-item>
        <text:list-item>
          <text:p text:style-name="P55"><text:span text:style-name="T96">Відповідь здобувача:</text:span><text:span text:style-name="T68"> </text:span><text:span text:style-name="T69">Практична цінність роботи полягає у розширенні областей застосування крокуючих апаратів. Так застосування запропонованих методів управління стійкістю забезпечує спроможність апаратів рухатися непідготованою опорною поверхнею. Також, запропонований метод управління стйікістю передбачає можливість динамічної зміни положення і значення точки центру мас апарата, що спостерігається під час переміщення апаратом додаткового, корисного навантаження. Відповідаючи на друге запитання, варто зауважити, що описаний метод працює за принципом математичного випередження події втрати стійкості, на відміну від існуючих методів, що працують за балістичим принипом. Таким чином, швидкодія процесу відновлення стійкості збільшується.</text:span></text:p>
        </text:list-item>
      </text:list>
      <text:p text:style-name="P17"><text:span text:style-name="T23">3</text:span>. Виступи за обговореною роботою.</text:p>
      <text:p text:style-name="P7"><text:span text:style-name="T26"><text:tab/></text:span>В обговоренні дисертації взяли участь:</text:p>
      <text:list xml:id="list2208068855100871089" text:style-name="L2">
        <text:list-item>
          <text:p text:style-name="P59"><text:span text:style-name="T81">д.т.н., проф</text:span><text:span text:style-name="T82">есор </text:span><text:span text:style-name="T81">Стенін О.А. </text:span><text:span text:style-name="T84">про можливість застосування моделей та методів </text:span><text:span text:style-name="T85">у</text:span><text:span text:style-name="T84"> розробці </text:span><text:span text:style-name="T85">екзоскелетів</text:span><text:span text:style-name="T86">;</text:span></text:p>
        </text:list-item>
        <text:list-item>
          <text:p text:style-name="P62"><text:span text:style-name="T82">к.т.н., </text:span><text:span text:style-name="T81">проф</text:span><text:span text:style-name="T82">есор</text:span><text:span text:style-name="T81"> Ямпольський Л.С. </text:span><text:span text:style-name="T84">про </text:span><text:span text:style-name="T87">використання запропонованого методу управління стійкістю у контексті задачі схвату та утримання об'єктів маніпуляції робототехнічними системами;</text:span></text:p>
        </text:list-item>
        <text:list-item>
          <text:p text:style-name="P62"><text:span text:style-name="T81">к.т.н., доц</text:span><text:span text:style-name="T82">ент</text:span><text:span text:style-name="T81"> </text:span><text:span text:style-name="T83">Тимошин Ю.А. </text:span><text:span text:style-name="T81">про </text:span><text:span text:style-name="T83">вибір оптимальних розмірів стопи крокуючого апарата для забезпечення максимальної його стійкості;</text:span></text:p>
        </text:list-item>
        <text:list-item>
          <text:p text:style-name="P62"><text:span text:style-name="T83">к</text:span><text:span text:style-name="T81">.т.н., доц</text:span><text:span text:style-name="T82">ент</text:span><text:span text:style-name="T81"> </text:span><text:span text:style-name="T83">Ткач М.М.</text:span><text:span text:style-name="T81"> про </text:span><text:span text:style-name="T83">біологічні принципи управління стійкісню і руху антропоморфного крокуючого апарата;</text:span></text:p>
        </text:list-item>
        <text:list-item>
          <text:p text:style-name="P62"><text:span text:style-name="T81">к.т.н., доц</text:span><text:span text:style-name="T82">ент</text:span><text:span text:style-name="T81"> </text:span><text:span text:style-name="T83">Кисленко Ю.І.</text:span><text:span text:style-name="T81"> </text:span><text:span text:style-name="T84">про рекомендації до захисту.</text:span></text:p>
        </text:list-item>
      </text:list>
      <text:p text:style-name="P65">УХВАЛИЛИ:</text:p>
      <text:p text:style-name="P10"/>
      <text:p text:style-name="P17">ПРИЙНЯТИ такий висновок за дисертаційною роботою:</text:p>
      <text:p text:style-name="P10"/>
      <text:p text:style-name="P18"><text:span text:style-name="T23">1. Актуальність теми</text:span> дослідження<text:span text:style-name="T49">полягає у п</text:span><text:span text:style-name="T54">ерспективах практичного застосування антропоморфних крокуючих апаратів, які передбачають їхнє ефективне застиосування для вирішення низки задач сфери обслуговування, видобування та виробництва. Використання антропомрфних крокуючих апаратів дозволить суттєво знизити загрозу людському здоров'ю при виконанні типових задач видобувної та транспортної галузей. Застосування апаратів у сфері обслуговування характеризується економічним ефектом. Проте, антропоморфні крокуючі апарати являють собою складний комплекс апаратно-технічого, математичного та алгоритмічно-програмного забезпечення. На сьогодні задача конструювання крокуючого апарату розв'язана у повній мірі. Нерозв'язаними залишаються деякі задачі математичного і алгоритмічно-програмного характеру. Однією з них є задача управління стійкістю апарата на незаданій опорній поверхні.</text:span></text:p>
      <text:p text:style-name="P29"><text:span text:style-name="T56">Існуючі методи вирішення задачі управління стійкістю антопоморфних крокуючих апаратів базуються на принципах управління </text:span><text:span text:style-name="T57">його </text:span><text:span text:style-name="T56">кінематичним положенням </text:span><text:span text:style-name="T57">на основі</text:span><text:span text:style-name="T56"> дани</text:span><text:span text:style-name="T57">х</text:span><text:span text:style-name="T56"> про прикорення відхилення точки центру мас </text:span><text:span text:style-name="T57">апарата</text:span><text:span text:style-name="T56"> від середньої точки, у якій </text:span><text:span text:style-name="T57">його </text:span><text:span text:style-name="T56">стійкість статистично зберігається. Розглян</text:span><text:span text:style-name="T57">уті</text:span><text:span text:style-name="T56"> методи, що базуються на описаному підході характеризуются математичним запізненням управління стійкістю та неявно визначеним початковим положенням точки центру мас апарата.</text:span></text:p>
      <text:p text:style-name="P29"><text:span text:style-name="T56">Для вирішення задачі управління стійкістю анарата на незаданій опорній поверхні </text:span><text:span text:style-name="T58">важливим є зменшення математичного запізнення управління та визначення критеріїв і статегії управління положенням апарата з метою досягнення ним стану найбільшої стійкості. Одним з варіантів вирішення даної задачі є розробка методу</text:span><text:span text:style-name="T56"> управління стійкістю антропоморфного крокуючого апарата, </text:span><text:span text:style-name="T58">який базується</text:span><text:span text:style-name="T56"> на переміщенні точки центру мас шляхом управління кінематичним положенням ланок за даними про розподіл сил реакції опорної поверхні. Такий підхід дозвол</text:span><text:span text:style-name="T58">ить</text:span><text:span text:style-name="T56"> визначити область розташування точки центру мас </text:span><text:span text:style-name="T58">апарата </text:span><text:span text:style-name="T56">із найбільшим запасом </text:span><text:span text:style-name="T58">його </text:span><text:span text:style-name="T56">стійкості. Також, </text:span><text:span text:style-name="T59">даний</text:span><text:span text:style-name="T56"> підхід дає змогу сформулювати критерій стійкості </text:span><text:span text:style-name="T58">крокуючого </text:span><text:span text:style-name="T56">апарата на незаданій опорній поверхні, базуючись лише на розподілі сили реакції та на кінематичних параметрах його ланок.</text:span></text:p>
      <text:p text:style-name="P67">Таким чином, актуальним є створення ефективних методів управління стійкістю антопоморфного крокуючого апарата на незадаій опорній поверхні, які характеризуватимуться високою швидкодією та строгістю формулювання математичної критеріїв стійкості.</text:p>
      <text:p text:style-name="P10"/>
      <text:p text:style-name="P19"><text:span text:style-name="T23">2. Зв'язок роботи з науковими програмами, планами, темами </text:span><text:span text:style-name="T103">базується на тому, що вона </text:span><text:span text:style-name="T102">виконувалася відповідно до планів наукових досліджень </text:span><text:span text:style-name="T104">кафедри </text:span><text:span text:style-name="T50">технічної кібернетики </text:span><text:span text:style-name="T102">НТУУ “КПІ”, у виконанні яких здобувач бр</text:span><text:span text:style-name="T105">ав безпосередню участь як відповідальний виконавець, а саме:</text:span></text:p>
      <text:list xml:id="list1887670780522398994" text:style-name="L3">
        <text:list-item>
          <text:p text:style-name="P51"><text:span text:style-name="T105">в рамках науково-дослідної роботи</text:span><text:span text:style-name="T51"> </text:span><text:span text:style-name="T52">№ 2522‑п «Розробка архітектури та технології обробки корпоративних розподілених джерел даних у середовищі </text:span><text:soft-page-break/><text:span text:style-name="T52">Cloud Computing на основі метамоделей з їх динамічною інтерпретацією», Номер державної реєстрації теми: 0112U001455;</text:span></text:p>
        </text:list-item>
        <text:list-item>
          <text:p text:style-name="P52">в рамках науково-дослідницької роботи № 2620 “Створення науково-навчального ІТ-середовища ВНЗ з комплексної розробки та досліджень конкурентоспроможних технологій і матеріалів з наноелектроніки та нанотехнологій". Номер державної реєстрації НДР: 0113U003351;</text:p>
        </text:list-item>
        <text:list-item>
          <text:p text:style-name="P53">в рамках договору про науково-технічне співробітництво від 11.04.2015 р. між НТУУ "КПІ" та Компаниєю «Linyi Top Network Co., Ltd» (м. Ліньї, провінція Шаньдун, КНР) на розробку і поставку технічної документації з розробки інтелектуальної роботизованої системи “Розумний будинок”;</text:p>
        </text:list-item>
        <text:list-item>
          <text:p text:style-name="P51"><text:span text:style-name="T106">в рамках </text:span><text:span text:style-name="T53">міжнародного проекту </text:span><text:span text:style-name="T106">“</text:span><text:span text:style-name="T53">Подвійний магістерський диплом по автоматизації / механотроніці країн ЄС – країн партнерів</text:span><text:span text:style-name="T106">” № </text:span><text:span text:style-name="T53">517138-</text:span><text:span text:style-name="T108">TEMPUS</text:span><text:span text:style-name="T106">-1-2011-1-</text:span><text:span text:style-name="T108">CZ</text:span><text:span text:style-name="T106">-</text:span><text:span text:style-name="T108">TEMP</text:span><text:span text:style-name="T106">-</text:span><text:span text:style-name="T108">JPCR</text:span><text:span text:style-name="T53">.</text:span></text:p>
        </text:list-item>
      </text:list>
      <text:p text:style-name="P10"/>
      <text:p text:style-name="P5"><text:span text:style-name="T23"><text:tab/>3. Наукова новизна</text:span> отриманих результатів.</text:p>
      <text:p text:style-name="P20">В дисертації вперше одержані такі нові наукові результати:</text:p>
      <text:list xml:id="list5938953193036943693" text:style-name="L4">
        <text:list-item>
          <text:p text:style-name="P61"><text:span text:style-name="T109">з</text:span><text:span text:style-name="T110">апропоновано використання інформації про розподіл сили реакції опорної поверхні на стопах </text:span><text:span text:style-name="T111">антропоморфного крокуючого апарата</text:span><text:span text:style-name="T110"> для розрахунку місцезнаходження точки центру мас;</text:span></text:p>
        </text:list-item>
        <text:list-item>
          <text:p text:style-name="P64"><text:span text:style-name="T110">розроблено новий метод попередження падіння </text:span><text:span text:style-name="T111">антропоморфного крокуючого апарата</text:span><text:span text:style-name="T110">, що базується на відстежуванні динаміки точки проекції центру мас </text:span><text:span text:style-name="T111">антропоморфного крокуючого апарата</text:span><text:span text:style-name="T110">;</text:span></text:p>
        </text:list-item>
        <text:list-item>
          <text:p text:style-name="P64"><text:span text:style-name="T110">розроблено регулятор відновлення стійкого стану </text:span><text:span text:style-name="T111">антропоморфного крокуючого апарата</text:span><text:span text:style-name="T110"> за існуючих передумов його падіння;</text:span></text:p>
        </text:list-item>
        <text:list-item>
          <text:p text:style-name="P64"><text:span text:style-name="T110">удосконалено підхід до аналітичного і комп'ютерного моделювання багатоланкових </text:span><text:span text:style-name="T111">антропоморфних крокуючих апаратів </text:span><text:span text:style-name="T110">із врахуванням наявності моделі опорної поверхні та програмних засобів зчитування даних розподілу сили реакції опорної поверхні.</text:span></text:p>
        </text:list-item>
      </text:list>
      <text:p text:style-name="P32"/>
      <text:p text:style-name="P20"><text:span text:style-name="T23">4. Ступінь обгрунтованості</text:span> наукових положень та висновків, сформульованих у дисертаційній роботі <text:span text:style-name="T123">й достовірність </text:span><text:span text:style-name="T112">результатів роботи забезпечується коректним використанням теоретичних і експериментальних методів.</text:span></text:p>
      <text:p text:style-name="P25">Теоретичні результати роботи грунтуються на відомих положеннях <text:s/><text:span text:style-name="T124">математичного аналізу, </text:span>теор<text:span text:style-name="T124">етичної механіки, теорії автоматичного управління і теорії оптимальних систем</text:span>. Достовірність теоретичних результатів роботи підтверджується отриманими експериментальними даними і результатами практичного впровадження. Достовірність експериментальних даних забезпечується використанням сучасних засобів і методик проведення досліджень.</text:p>
      <text:p text:style-name="P23"><text:span text:style-name="T123">Отримані теоретичні результати узгоджуються з даними експериментів і не суперечать відповідним публікаціям інших авторів. Основні положення, висновки та рекомендації достатньо переконливі та підтверджуються результатами практичного використання, що відображено у відповідних публікаціях. Отримані результати були апробовані на міжнародних та </text:span><text:soft-page-break/><text:span text:style-name="T123">вітчизняних науково-практичних конференціях, найбільш суттєві з них були впроваджені в учбовий процес на кафедрі технічної кібернетики</text:span><text:span text:style-name="T14"> </text:span><text:span text:style-name="T123">НТУУ “КПІ”.</text:span></text:p>
      <text:p text:style-name="P8"/>
      <text:p text:style-name="P21"><text:span text:style-name="T23">5. Практична цінність</text:span> результатів роботи <text:span text:style-name="T33">полягає в розробці </text:span><text:span text:style-name="T55">математичних та </text:span><text:span text:style-name="T33">програмних засобів для забезпечення </text:span><text:span text:style-name="T55">управління стійкістю антропоморфного крокуючого апарата на довільній опорній поверхні.</text:span></text:p>
      <text:p text:style-name="P26">У роботі проведено порівняльний аналіз існуючих <text:span text:style-name="T115">методів </text:span>і <text:span text:style-name="T115">моделей</text:span>, які використовуються для управління процесом стійкості антропоморфного крокуючого апарата. Визначино стратегію дотримання та відновлення стійкості антропоморфного крокуючого апарата в умовах довільної опорної поверхні.</text:p>
      <text:p text:style-name="P26">Також у роботі здійснино вибір математичного апарату та побудувано кінематичну і динамічну моделі антропоморфного крокуючого апарата. Визначино основні критерії дотримання стійкості антропоморфного крокуючого апарата на довільній опорній поверхні.</text:p>
      <text:p text:style-name="P24"><text:span text:style-name="T125">На основі обраної стратегії управління і відповідо до критеріїв стійкості синтезовано систему управління стійкістю антропоморфного крокуючого апарата й </text:span><text:span text:style-name="T22">розроблено алгоритмічне та програмне забезпечення системи управління стійкістю антропоморфного крокуючого апарата на довільній опорній поверхні.</text:span></text:p>
      <text:p text:style-name="P12"/>
      <text:p text:style-name="P22"><text:span text:style-name="T117">6. Впровадження</text:span><text:span text:style-name="T116"> та пропозиції з використання отриманих результатів. </text:span><text:span text:style-name="hps"><text:span text:style-name="T98">Розроблений метод управління стійкістю антропоморфного крокуючого апарата, критерій стійкості та стратегія відновлення і дотроимання стійкості застосовувал</text:span></text:span><text:span text:style-name="hps"><text:span text:style-name="T99">и</text:span></text:span><text:span text:style-name="hps"><text:span text:style-name="T98">ся:</text:span></text:span></text:p>
      <text:list xml:id="list5061088656758759880" text:style-name="L5">
        <text:list-item>
          <text:p text:style-name="P60"><text:span text:style-name="hps"><text:span text:style-name="T100">п</text:span></text:span><text:span text:style-name="hps"><text:span text:style-name="T98">ри створенні р</text:span></text:span><text:span text:style-name="hps"><text:span text:style-name="T99">у</text:span></text:span><text:span text:style-name="hps"><text:span text:style-name="T98">хомої платформи роботизованої системи «Інтелектуальний робот» для проекту «Розумного будинку» </text:span></text:span><text:span text:style-name="T71">в рамках договору про науково-технічне співробітництво від 11.04.2015 р. між НТУУ "КПІ" та Компаниєю «Linyi Top Network Co., Ltd» (м. Ліньї, провінція Шаньдун, КНР) на розробку і поставку технічної документації з розробки інтелектуальної роботизованої системи “Розумний будинок”;</text:span></text:p>
        </text:list-item>
        <text:list-item>
          <text:p text:style-name="P63"><text:span text:style-name="hps"><text:span text:style-name="T100">п</text:span></text:span><text:span text:style-name="hps"><text:span text:style-name="T98">ри створенні моделі об'єкту управління і системи управління робом-маніпулятором в </text:span></text:span><text:span text:style-name="hps"><text:span text:style-name="T101">рамках </text:span></text:span><text:span text:style-name="hps"><text:span text:style-name="T71">міжнародного проекту </text:span></text:span><text:span text:style-name="hps"><text:span text:style-name="T101">“</text:span></text:span><text:span text:style-name="hps"><text:span text:style-name="T71">Подвійний магістерський диплом по автоматизації / механотроніці країн ЄС – країн партнерів</text:span></text:span><text:span text:style-name="hps"><text:span text:style-name="T101">” № </text:span></text:span><text:span text:style-name="hps"><text:span text:style-name="T71">517138-</text:span></text:span><text:span text:style-name="hps"><text:span text:style-name="T97">TEMPUS</text:span></text:span><text:span text:style-name="hps"><text:span text:style-name="T101">-1-2011-1-</text:span></text:span><text:span text:style-name="hps"><text:span text:style-name="T97">CZ</text:span></text:span><text:span text:style-name="hps"><text:span text:style-name="T101">-</text:span></text:span><text:span text:style-name="hps"><text:span text:style-name="T97">TEMP</text:span></text:span><text:span text:style-name="hps"><text:span text:style-name="T101">-</text:span></text:span><text:span text:style-name="hps"><text:span text:style-name="T97">JPCR</text:span></text:span><text:span text:style-name="hps"><text:span text:style-name="T71">;</text:span></text:span></text:p>
        </text:list-item>
        <text:list-item>
          <text:p text:style-name="P63"><text:span text:style-name="hps"><text:span text:style-name="T77">п</text:span></text:span><text:span text:style-name="hps"><text:span text:style-name="T72">ри створенні лабораторного комплексу обладнання і методів </text:span></text:span><text:span text:style-name="hps"><text:span text:style-name="T73">в рамках науково-дослідницької роботи № 2620 “Створення науково-навчального ІТ-середовища ВНЗ з комплексної розробки та досліджень конкурентоспроможних технологій і матеріалів з наноелектроніки та нанотехнологій". Номер державної реєстрації НДР: 0113U003351.</text:span></text:span></text:p>
        </text:list-item>
        <text:list-item>
          <text:p text:style-name="P63"><text:span text:style-name="T65">т</text:span><text:span text:style-name="T61">еоретичні і практичні результати роботи використовуються в процесі підготовки бакалаврів і магістрів в області </text:span><text:span text:style-name="T66">гнучних комп'ютеризованих систем </text:span><text:span text:style-name="T61">в дисциплінах: “</text:span><text:span text:style-name="T66">Елементи і компоненти гнучких комп'ютеризованих систем”, “мікроконтролерне управління роботизованими системами”, </text:span><text:soft-page-break/><text:span text:style-name="T66">“комп'ютерна архітектуар”, “дослідження операцій”</text:span><text:span text:style-name="T61"> на кафедрі </text:span><text:span text:style-name="T66">технічної кібернетики </text:span><text:span text:style-name="T61">НТУУ “КПІ” (спеціальність </text:span><text:span text:style-name="T67">6.050201</text:span><text:span text:style-name="T61"> “</text:span><text:span text:style-name="T66">Системна інженерія</text:span><text:span text:style-name="T61">”).</text:span></text:p>
        </text:list-item>
      </text:list>
      <text:p text:style-name="P10"/>
      <text:p text:style-name="P17"><text:span text:style-name="T23">7</text:span><text:span text:style-name="T30">. </text:span><text:span text:style-name="T23">Особиста участь автора</text:span> в одержанні наукових та практичних результатів, що викладені в дисертаційній роботі<text:span text:style-name="T126">:</text:span></text:p>
      <text:list xml:id="list1433491824358303654" text:style-name="L6">
        <text:list-item>
          <text:p text:style-name="P54">проведено збір та аналіз даних про існуючі методи, моделі і підходи <text:span text:style-name="T127">до</text:span> управління стійкістю антропоморфних крокуючих апаратів на різних типах опорної поверхні;</text:p>
        </text:list-item>
        <text:list-item>
          <text:p text:style-name="P56">розроблено кінематичну схему апарата;</text:p>
        </text:list-item>
        <text:list-item>
          <text:p text:style-name="P56">розроблено критерії <text:span text:style-name="T127">стійкості </text:span>антропоморфного крокуючого апарата;</text:p>
        </text:list-item>
        <text:list-item>
          <text:p text:style-name="P56">визначено і сформульовано стартегію відновлення і дотримання с<text:span text:style-name="T127">тійкості</text:span> антропоморфного крокуючого апарата на незаданій опорній поверїні із застосуванням даних про розподіл сил реакції опорної поверхні;</text:p>
        </text:list-item>
        <text:list-item>
          <text:p text:style-name="P56">запропоновано застосування даних про розподіл сил реакції опорної поверхні у якості параметру, що характеризує розташування точки <text:span text:style-name="T127">центру мас і точки</text:span> проекції центру мас <text:span text:style-name="T127">апарата;</text:span></text:p>
        </text:list-item>
        <text:list-item>
          <text:p text:style-name="P56">розроблено аналітичну модель динаміки антропоморфного крокуючого апарата, яка базується на рівнодіючій сили реакції опорної поверхні з іншими зовнішніми і внутрішніми силами <text:span text:style-name="T127">і забезпечує відстеження </text:span>динамічних процесів антропоморфного крокуючого апарата;</text:p>
        </text:list-item>
        <text:list-item>
          <text:p text:style-name="P56">побудовано комп'ютерну модель апарата, поведніка якої відповідає її аналітичному поданню;</text:p>
        </text:list-item>
        <text:list-item>
          <text:p text:style-name="P57">синтезовано систему управління стійкістю антропоморфного крокуючого апарата на незаданій опорній поверхні.</text:p>
        </text:list-item>
      </text:list>
      <text:p text:style-name="P33"/>
      <text:p text:style-name="P14">Дисертаційна робота виконана <text:span text:style-name="T126">на кафедрі технічної кібернетики НТУУ “КПІ” </text:span>під керівництвом <text:span text:style-name="T126">к.т.н., доцента, в.о. завідувача кафедри Ткача М.М. </text:span>Робота є результатом самостійних досліджень <text:span text:style-name="T126">Гуменного Дмитра Олександровича</text:span>.</text:p>
      <text:p text:style-name="P68"/>
      <text:p text:style-name="P66">8. Апробація результатів дисертації</text:p>
      <text:p text:style-name="P27">Результати роботи доповідалися на:</text:p>
      <text:list xml:id="list1880651268685443352" text:style-name="L7">
        <text:list-item>
          <text:p text:style-name="P44"><text:span text:style-name="T28">International conference </text:span><text:span text:style-name="T29">“</text:span>The Activity Of One Hundred Foreign Experts' Visit in Linyi»<text:span text:style-name="T29"> з темою доповіді “</text:span><text:span text:style-name="T5">On construction the Home Robot”</text:span><text:span text:style-name="T17">, 08.08.2015 р., м.Ліньї, КНР;</text:span></text:p>
        </text:list-item>
        <text:list-item>
          <text:p text:style-name="P44"><text:span text:style-name="T28">International conference </text:span><text:span text:style-name="T29">“</text:span>Israel Conference on Mechanical Enguneering 2015<text:span text:style-name="T29">” з темою доповіді “</text:span>Planning Algorithm of Quasi-Static Locomotion for Humanoid Robot Walking on Rough Terrain<text:span text:style-name="T29">”, 02.04.2015 р., Tel Aviv, Israel;</text:span></text:p>
        </text:list-item>
        <text:list-item>
          <text:p text:style-name="P45"><text:span text:style-name="T17">Міжнародній конференції “</text:span>Автоматизация: проблемы, идеи, решения». "АПИР-2014"<text:span text:style-name="T17">” з темою доповіді “Д</text:span>ослідження швидкодії балістичного методу дотримання рівноваги крокуючого апарата<text:span text:style-name="T17">”, 17.09.2014 р., Севастополь, Україна;</text:span></text:p>
        </text:list-item>
        <text:list-item>
          <text:p text:style-name="P45"><text:span text:style-name="T29">International conference </text:span><text:span text:style-name="T17">“</text:span><text:span text:style-name="T18">E</text:span>ccomas thematic conference Multibody Dynamics 2013<text:span text:style-name="T17">” </text:span><text:span text:style-name="T18">з темою доповіді “</text:span>A Hybrid Control Method for <text:span text:style-name="T114">Stabilizing of Walking Robot on Irregular Surface Using Plantar Pressure </text:span><text:soft-page-break/><text:span text:style-name="T114">Sensors</text:span><text:span text:style-name="T21">”, 13.09.2013 р., Zagreb, Croatia;</text:span></text:p>
        </text:list-item>
        <text:list-item>
          <text:p text:style-name="P46"><text:span text:style-name="T18">Міжнародній конференції </text:span><text:span text:style-name="T19">“</text:span>Автоматизация: проблемы, идеи, решения<text:span text:style-name="T19">” з темою доповіді </text:span><text:span text:style-name="T15">“</text:span>Управління рівновагою крокуючого апарата за даними про опорну поверхню<text:span text:style-name="T15">”, 09.09.2013 р., Тула, РФ;</text:span></text:p>
        </text:list-item>
        <text:list-item>
          <text:p text:style-name="P46"><text:span text:style-name="T15">Міжнародній конференції </text:span><text:span text:style-name="T20">”</text:span>стратегии качества в промышленности и образовании<text:span text:style-name="T20">” з темою доповіді “</text:span>Керування рівновагою антропоморфного крокуючого апарата за інформацією про екстремуми на поверхні руху<text:span text:style-name="T20">”, 29.06.2012 р. м.Дніпропетровськ, Україна;</text:span></text:p>
        </text:list-item>
        <text:list-item>
          <text:p text:style-name="P46"><text:span text:style-name="T15">Міжнародній конференції “</text:span>Розподілені комп'ютерні системи<text:span text:style-name="T15">”</text:span><text:span text:style-name="T16"> з темою доповіді “</text:span>Адаптивна система автоматичного кеування з дуальним спостерігачем та пам'яттю<text:span text:style-name="T16">”, 29.06.2010 р., м.Київ, Україна.</text:span></text:p>
          <text:p text:style-name="P47"/>
        </text:list-item>
      </text:list>
      <text:p text:style-name="P21"><text:span text:style-name="T27">9</text:span><text:span text:style-name="T24">. Перелік публікацій за темою дисертації </text:span><text:span text:style-name="T107">із зазначенням особистого внеску здобувача.</text:span></text:p>
      <text:p text:style-name="P31"><text:span text:style-name="hps"><text:span text:style-name="T60">За результатами досліджень опубліковано</text:span></text:span><text:span text:style-name="T60"> </text:span><text:span text:style-name="hps"><text:span text:style-name="T60">16</text:span></text:span><text:span text:style-name="T60"> </text:span><text:span text:style-name="hps"><text:span text:style-name="T60">наукових</text:span></text:span><text:span text:style-name="T60"> прац</text:span><text:span text:style-name="hps"><text:span text:style-name="T60">ь,</text:span></text:span><text:span text:style-name="T60"> </text:span><text:span text:style-name="hps"><text:span text:style-name="T60">у тому</text:span></text:span><text:span text:style-name="T60"> </text:span><text:span text:style-name="hps"><text:span text:style-name="T60">числі:</text:span></text:span><text:span text:style-name="T60"> </text:span><text:span text:style-name="hps"><text:span text:style-name="T60">10 статей</text:span></text:span><text:span text:style-name="T60"> </text:span><text:span text:style-name="hps"><text:span text:style-name="T60">у наукових фахових виданнях, </text:span></text:span><text:span text:style-name="T60">з </text:span><text:span text:style-name="hps"><text:span text:style-name="T60">них 3</text:span></text:span><text:span text:style-name="T60"> у міжнародних наукових виданнях, </text:span><text:span text:style-name="hps"><text:span text:style-name="T60">6</text:span></text:span><text:span text:style-name="T60"> тез допов</text:span><text:span text:style-name="hps"><text:span text:style-name="T60">і</text:span></text:span><text:span text:style-name="T60">дей в </text:span><text:span text:style-name="hps"><text:span text:style-name="T60">збірниках</text:span></text:span><text:span text:style-name="T60"> <text:s/></text:span><text:span text:style-name="hps"><text:span text:style-name="T60">матеріалів міжнародних</text:span></text:span><text:span text:style-name="T60"> </text:span><text:span text:style-name="hps"><text:span text:style-name="T60">конференцій. </text:span></text:span></text:p>
      <text:p text:style-name="P28">З робіт, опублікованих у співавторстві, в дисертації використані тільки ті результати, які були одержані автором особисто.</text:p>
      <text:list xml:id="list1625522571002994638" text:style-name="L8">
        <text:list-item>
          <text:p text:style-name="P48"><text:span text:style-name="T46">Humennyi D. </text:span>Structure, functionality and requirements for the construction of Home Robot / <text:span text:style-name="T128">Humennyi D., Tkach M. // </text:span>Frontiers. -<text:span text:style-name="T128">10.06.2015. </text:span><text:span text:style-name="T46">– </text:span><text:span text:style-name="T36">Автором запропоновано застосування автономної рухомої роботизованої системи для переміщення корисного оснащення робота для розумного дому.</text:span></text:p>
        </text:list-item>
        <text:list-item>
          <text:p text:style-name="P48"><text:span text:style-name="T128">Ткач М. Р</text:span>озробка концепції та системи управління багатоцільовим роботом-маніпулятятором для виконання орбітального сервісу / <text:span text:style-name="T128">Гуменний Д., Ткач М., Чкалов О., Тимошин Ю.</text:span> // 15th <text:span text:style-name="T128">U</text:span>krainian conference on space research. - <text:span text:style-name="T128">26.08.2015 C. 98-104.</text:span><text:span text:style-name="T36"> – Автором розроблено комп'ютерну модель робота для орбітального сервісу і систему схвату, яка базується на аналізі розподілу сил реакції.</text:span></text:p>
        </text:list-item>
        <text:list-item>
          <text:p text:style-name="P48"><text:span text:style-name="T40">Т</text:span><text:span text:style-name="T41">кач М. </text:span>Система управління процесом неперервного сортування малогабаритних об'єктів із застосуванням оптичного тривимірного сканування<text:span text:style-name="T41"> / </text:span><text:span text:style-name="T40">Ткач М.М., Гуменний Д.О., Маленко М.В., Юзюк Ю.О., Скиба Р.С.</text:span><text:span text:style-name="T41"> // </text:span>Адаптивні системи автоматичного управління<text:span text:style-name="T41"> - </text:span><text:span text:style-name="T40">10</text:span><text:span text:style-name="T41">.</text:span><text:span text:style-name="T40">06</text:span><text:span text:style-name="T41">.2015 C. </text:span><text:span text:style-name="T40">110</text:span><text:span text:style-name="T41">-1</text:span><text:span text:style-name="T40">2</text:span><text:span text:style-name="T41">4. – </text:span><text:span text:style-name="T37">Автором розроблено концепцію швидкісного розпізнавання мінералів із застосуванянм метолів моделуювання переміщення об'єків конвеєрною стрічкою.</text:span></text:p>
        </text:list-item>
        <text:list-item>
          <text:p text:style-name="P48"><text:span text:style-name="T40">Гуменний Д.О.</text:span><text:span text:style-name="T41"> </text:span>Динамічна модель антропоморфного крокуючого апарата з врахуванням моментів та сил взаємодії з опорною поврхнею<text:span text:style-name="T41"> / </text:span><text:span text:style-name="T40">Ткач М.М., Гуменний Д.О., Якуніна Н.О.</text:span><text:span text:style-name="T41"> // </text:span>Адаптивні системи автоматичного управління<text:span text:style-name="T41"> - </text:span><text:span text:style-name="T40">24</text:span><text:span text:style-name="T41">.</text:span><text:span text:style-name="T40">04</text:span><text:span text:style-name="T41">.2015 C. </text:span><text:span text:style-name="T40">143</text:span><text:span text:style-name="T41">-1</text:span><text:span text:style-name="T40">51</text:span><text:span text:style-name="T41">. – </text:span><text:span text:style-name="T37">Автором </text:span><text:span text:style-name="T38">розроблено і описано аналітичну динамічну й комп'ютерну моделі апарата із застосуванням методів Лагранжа і Н'ютона-Ейлера.</text:span></text:p>
        </text:list-item>
        <text:list-item>
          <text:p text:style-name="P48"><text:span text:style-name="T42">Ткач М.М.</text:span><text:span text:style-name="T41"> </text:span><text:span text:style-name="T42">М</text:span>атематичне моделювання кінематичних зв'язків антропоморфного крокуючого апарата<text:span text:style-name="T41"> / </text:span><text:span text:style-name="T40">Ткач М.М., Гуменний Д.О.</text:span><text:span text:style-name="T41"> // </text:span>Адаптивні системи автоматичного управління<text:span text:style-name="T41"> - </text:span><text:span text:style-name="T42">04</text:span><text:span text:style-name="T41">.</text:span><text:span text:style-name="T40">0</text:span><text:span text:style-name="T42">9</text:span><text:span text:style-name="T41">.2015 C. </text:span><text:span text:style-name="T42">84</text:span><text:span text:style-name="T41">-</text:span><text:span text:style-name="T42">9</text:span><text:span text:style-name="T40">1</text:span><text:span text:style-name="T41">. – </text:span><text:soft-page-break/><text:span text:style-name="T37">Автором </text:span><text:span text:style-name="T38">розроблено математичну модель кінематики антропоморфного робота‑маніпулятора. Запропоновано застосовувати положення стопи у якості базової системи відліку.</text:span></text:p>
        </text:list-item>
        <text:list-item>
          <text:p text:style-name="P48"><text:span text:style-name="T42">Ткач М.М.</text:span><text:span text:style-name="T41"> </text:span><text:span text:style-name="T42">С</text:span>истема управління дотримання рівноваги антропоморфним крокуючим апаратом<text:span text:style-name="T41"> / </text:span><text:span text:style-name="T40">Ткач М.М., Гуменний Д.О.</text:span><text:span text:style-name="T41"> // </text:span><text:span text:style-name="T38">Адаптивні системи автоматичного управління</text:span><text:span text:style-name="T41"> - </text:span><text:span text:style-name="T42">24</text:span><text:span text:style-name="T41">.</text:span><text:span text:style-name="T40">0</text:span><text:span text:style-name="T42">7</text:span><text:span text:style-name="T41">.201</text:span><text:span text:style-name="T42">4</text:span><text:span text:style-name="T41"> C. </text:span><text:span text:style-name="T42">139-153</text:span><text:span text:style-name="T41">. – </text:span><text:span text:style-name="T37">Автором </text:span><text:span text:style-name="T38">розроблено критерії стійкості апарата. Побудовано статегію відновлення стійкого положення. Також показано структурну схему системи управління стійкістю. Реалізовано регулятори управління кінематичного положення ланок.</text:span></text:p>
        </text:list-item>
        <text:list-item>
          <text:p text:style-name="P48"><text:span text:style-name="T40">Гуменний Д.О.</text:span><text:span text:style-name="T41"> </text:span>Компютерное моделирование антропоморфного шагающего апарата с сенсорной опорой<text:span text:style-name="T41"> / </text:span><text:span text:style-name="T40">Гуменний Д.О., Ткач М.М.</text:span><text:span text:style-name="T41"> // </text:span>Bulgarian journal for Engineering Design<text:span text:style-name="T41"> - </text:span><text:span text:style-name="T42">2</text:span><text:span text:style-name="T43">3</text:span><text:span text:style-name="T41">.</text:span><text:span text:style-name="T40">0</text:span><text:span text:style-name="T42">7</text:span><text:span text:style-name="T41">.201</text:span><text:span text:style-name="T42">4</text:span><text:span text:style-name="T41"> C. </text:span><text:span text:style-name="T42">1</text:span><text:span text:style-name="T43">0</text:span><text:span text:style-name="T42">3-1</text:span><text:span text:style-name="T43">09 </text:span><text:span text:style-name="T41">– </text:span><text:span text:style-name="T37">Автором </text:span><text:span text:style-name="T39">побудовано комп'ютерну модель апарата на основі запропонованої кінематичної схеми. Також запропоновано застосування технологій PIL і HIL для управління фізичним роботом за даними із комп'ютерної моделі.</text:span></text:p>
        </text:list-item>
        <text:list-item>
          <text:p text:style-name="P48"><text:span text:style-name="T39">Tkach M. </text:span>A dynamic model of an anthropomorphic walking machine with momentum and energy of interaction with the support surface<text:span text:style-name="T39"> / Tkach M., Humennyi D. // </text:span>Адаптивні системи автоматичного управління<text:span text:style-name="T41"> - </text:span><text:span text:style-name="T42">2</text:span><text:span text:style-name="T43">2</text:span><text:span text:style-name="T41">.</text:span><text:span text:style-name="T40">0</text:span><text:span text:style-name="T43">3</text:span><text:span text:style-name="T41">.201</text:span><text:span text:style-name="T42">4</text:span><text:span text:style-name="T41"> C. </text:span><text:span text:style-name="T42">1</text:span><text:span text:style-name="T43">2</text:span><text:span text:style-name="T42">3-1</text:span><text:span text:style-name="T43">39 </text:span><text:span text:style-name="T41">– </text:span><text:span text:style-name="T37">Авторо</text:span><text:span text:style-name="T39">м розроблено модель поведінки антропоморфного крокуючого апарата під час його переміщення прямою та похибою поверхнями.</text:span></text:p>
        </text:list-item>
        <text:list-item>
          <text:p text:style-name="P48"><text:span text:style-name="T42">Ткач М.М.</text:span><text:span text:style-name="T41"> </text:span><text:span text:style-name="T43">Моделювання руху антропоморфного крокуючого апарата на довільній твердій поверхні</text:span><text:span text:style-name="T41"> / </text:span><text:span text:style-name="T40">Ткач М.М., Гуменний Д.О.</text:span><text:span text:style-name="T41"> // </text:span><text:span text:style-name="T42">Адаптивні системи автоматичного управління</text:span><text:span text:style-name="T41"> - </text:span><text:span text:style-name="T42">2</text:span><text:span text:style-name="T43">2</text:span><text:span text:style-name="T41">.</text:span><text:span text:style-name="T43">11</text:span><text:span text:style-name="T41">.201</text:span><text:span text:style-name="T43">2</text:span><text:span text:style-name="T41"> C. </text:span><text:span text:style-name="T42">1</text:span><text:span text:style-name="T43">14</text:span><text:span text:style-name="T42">-1</text:span><text:span text:style-name="T43">22</text:span><text:span text:style-name="T41">. – </text:span><text:span text:style-name="T37">Автором </text:span><text:span text:style-name="T39">розроблено нову концепцію управління антропоморфним апаратом за даними про розподіл сили реакції опорної поверхні. Представлені умови збереження стійкого положення крокуючого апарата на таких поверхнях.</text:span></text:p>
        </text:list-item>
        <text:list-item>
          <text:p text:style-name="P49"><text:span text:style-name="T42">Ткач М.М.</text:span><text:span text:style-name="T41"> </text:span><text:span text:style-name="T43">Математичний опис рiвноваги двоногої локомоцiї</text:span><text:span text:style-name="T41"> / </text:span><text:span text:style-name="T40">Ткач М.М., Гуменний Д.О.</text:span><text:span text:style-name="T41"> // </text:span><text:span text:style-name="T42">Адаптивні системи автоматичного управління</text:span><text:span text:style-name="T41"> - </text:span><text:span text:style-name="T42">2</text:span><text:span text:style-name="T43">0</text:span><text:span text:style-name="T41">.</text:span><text:span text:style-name="T43">09</text:span><text:span text:style-name="T41">.201</text:span><text:span text:style-name="T43">2</text:span><text:span text:style-name="T41"> C. </text:span><text:span text:style-name="T42">1</text:span><text:span text:style-name="T43">46</text:span><text:span text:style-name="T42">-1</text:span><text:span text:style-name="T43">52</text:span><text:span text:style-name="T41">. – </text:span><text:span text:style-name="T44">Автором </text:span><text:span text:style-name="T45">проаналізовано існуючі методи управління стійкістю крокуючих апаратів та визначено практичну доцільність побудови нових методів управління стійкістю з можливістю мінімізації математичного запізнювання управління.</text:span></text:p>
        </text:list-item>
      </text:list>
      <text:p text:style-name="P13"/>
      <text:p text:style-name="P13"/>
      <text:p text:style-name="P16"><text:span text:style-name="T116">ВВАЖАТИ, </text:span><text:span text:style-name="T61">що дисертаційна робота Гуменного Дмитра Олександровича “Автоматизація процесу керування усталеним рухом антропоморфного крокуючого апарата”, подана на здобуття наукового ступеня кандидата технічних наук, за своїм науковим рівнем, новизною та практичною цінністю, змістом та оформленням повністю відповідає вимогам, що </text:span><text:span text:style-name="hps"><text:span text:style-name="T61">їх</text:span></text:span><text:span text:style-name="T61"> пред’являють до кандидатських дисертацій за спеціальністю 05.13.07 - “Автоматизація процесів керування”.</text:span></text:p>
      <text:p text:style-name="P13"/>
      <text:p text:style-name="P15"><text:soft-page-break/>РЕКОМЕНДУВАТИ <text:s/><text:span text:style-name="T33">дисертаційну роботу “Автоматизація процесу керування усталеним рухом антропоморфного крокуючого апарата”, подану Гуме</text:span><text:span text:style-name="T47">нним Дмитром Олександровичем</text:span><text:span text:style-name="T113"> на здобуття наукового ступеня </text:span><text:span text:style-name="T47">кандидата</text:span><text:span text:style-name="T113"> технічних наук, до захисту у спеціалізованій</text:span><text:span text:style-name="T47"> вченій</text:span><text:span text:style-name="T113"> раді </text:span><text:span text:style-name="T48">Д26.002.04</text:span><text:span text:style-name="T47"> </text:span><text:span text:style-name="T113">з</text:span><text:span text:style-name="T32">а спеціальн</text:span><text:span text:style-name="T33">і</text:span><text:span text:style-name="T32">стю 05.13.07</text:span><text:span text:style-name="T33"> -</text:span><text:span text:style-name="T32"> “Автоматизація процесів керування”</text:span><text:span text:style-name="T33">.</text:span></text:p>
      <text:p text:style-name="P10"/>
      <text:p text:style-name="P10"/>
      <text:p text:style-name="P10"/>
      <text:p text:style-name="P10"><text:span text:style-name="T134">В.о. з</text:span>ав.каф<text:span text:style-name="T134">едри</text:span><text:line-break/><text:span text:style-name="T134">технічної кібернетики<text:tab/><text:tab/><text:tab/>______________к.т.н., доц. Ткач М.М.</text:span></text:p>
      <text:p text:style-name="P10"/>
      <text:p text:style-name="P10"/>
      <text:p text:style-name="P58">Заступник завідувача</text:p>
      <text:p text:style-name="P11"><text:span text:style-name="T134">кафедри з наукової роботи<text:tab/><text:tab/></text:span>______________<text:span text:style-name="T134">к.т.н., доц.Тимошин Ю.А.</text:span></text:p>
      <text:p text:style-name="P10"/>
      <text:p text:style-name="P10"/>
      <text:p text:style-name="P10">Вчений секретар </text:p>
      <text:p text:style-name="P10">каф<text:span text:style-name="T134">едри</text:span> <text:span text:style-name="T134">технічної кібернетики<text:tab/>______________к.т.н., доц. Ліхоузова Т.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fo:language="ru" fo:country="RU" style:font-name-asian="Calibri" style:font-family-asian="Calibri"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line-height="150%" fo:text-align="center" style:justify-single-word="false" fo:keep-with-next="always"/>
      <style:text-properties style:font-name="Times New Roman" fo:font-family="'Times New Roman'" style:font-family-generic="roman" style:font-pitch="variable" fo:font-size="14pt" fo:language="uk" fo:country="UA"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Тіло_20_тексту" style:display-name="Тіло тексту" style:family="paragraph" style:parent-style-name="Standard" style:class="text">
      <style:paragraph-properties fo:margin-left="0in" fo:margin-right="0in" fo:line-height="100%" fo:text-align="justify" style:justify-single-word="false" fo:orphans="2" fo:widows="2" fo:text-indent="0.25in" style:auto-text-indent="false" style:writing-mode="lr-tb"/>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_31_" style:display-name="1" style:family="paragraph" style:parent-style-name="Standard" style:class="text"/>
    <style:style style:name="WW8Num1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333333"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Основной_20_шрифт_20_абзаца1" style:display-name="Основной шрифт абзаца1" style:family="text"/>
    <style:style style:name="hps" style:family="text" style:parent-style-name="Основной_20_шрифт_20_абзаца1"/>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1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4">
        <style:list-level-properties text:list-level-position-and-space-mode="label-alignment">
          <style:list-level-label-alignment text:label-followed-by="listtab" text:list-tab-stop-position="0.1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244in" fo:margin-bottom="0.4992in" fo:margin-left="1.25in" fo:margin-right="0.518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ЗГОДА</dc:title>
    <meta:initial-creator>Victor Kazmirenko</meta:initial-creator>
    <meta:creation-date>2013-09-13T08:40:00</meta:creation-date>
    <dc:creator>Dmytro Humennyi</dc:creator>
    <dc:date>2016-01-14T18:16:31.717661478</dc:date>
    <meta:print-date>2013-09-13T11:33:00</meta:print-date>
    <meta:editing-cycles>40</meta:editing-cycles>
    <meta:editing-duration>PT10H22M14S</meta:editing-duration>
    <meta:generator>LibreOffice/4.2.8.2$Linux_X86_64 LibreOffice_project/420m0$Build-2</meta:generator>
    <meta:document-statistic meta:table-count="0" meta:image-count="0" meta:object-count="0" meta:page-count="10" meta:paragraph-count="114" meta:word-count="2853" meta:character-count="24040" meta:non-whitespace-character-count="20708"/>
  </office:meta>
</office:document-meta>
</file>